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5689in"/>
    </style:style>
    <style:style style:name="co9" style:family="table-column">
      <style:table-column-properties fo:break-before="auto" style:column-width="1.4508in"/>
    </style:style>
    <style:style style:name="co10" style:family="table-column">
      <style:table-column-properties fo:break-before="auto" style:column-width="1.3646in"/>
    </style:style>
    <style:style style:name="co11" style:family="table-column">
      <style:table-column-properties fo:break-before="auto" style:column-width="1.868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# Users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Load Time (ms)</text:p>
          </table:table-cell>
          <table:table-cell office:value-type="string" calcext:value-type="string">
            <text:p>Load Time StdDev (ms)</text:p>
          </table:table-cell>
          <table:table-cell office:value-type="string" calcext:value-type="string">
            <text:p>Save Time (ms)</text:p>
          </table:table-cell>
          <table:table-cell office:value-type="string" calcext:value-type="string">
            <text:p>Save Time StdDev (ms)</text:p>
          </table:table-cell>
          <table:table-cell office:value-type="string" calcext:value-type="string">
            <text:p>Saved State Size Ratio</text:p>
          </table:table-cell>
          <table:table-cell office:value-type="string" calcext:value-type="string">
            <text:p>Saved State Size (KiB)</text:p>
          </table:table-cell>
          <table:table-cell office:value-type="string" calcext:value-type="string">
            <text:p>Quill State Size (KiB)</text:p>
          </table:table-cell>
          <table:table-cell office:value-type="string" calcext:value-type="string">
            <text:p>Memory Used (MiB)</text:p>
          </table:table-cell>
          <table:table-cell office:value-type="string" calcext:value-type="string">
            <text:p>Memory Used StdDev (MiB)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utomerge</text:p>
          </table:table-cell>
          <table:table-cell office:value-type="float" office:value="3011.7834375" calcext:value-type="float">
            <text:p>3011.7834375</text:p>
          </table:table-cell>
          <table:table-cell office:value-type="float" office:value="2377.74128959767" calcext:value-type="float">
            <text:p>2377.74128959767</text:p>
          </table:table-cell>
          <table:table-cell office:value-type="float" office:value="417.6569815" calcext:value-type="float">
            <text:p>417.6569815</text:p>
          </table:table-cell>
          <table:table-cell office:value-type="float" office:value="12.7182857253228" calcext:value-type="float">
            <text:p>12.7182857253228</text:p>
          </table:table-cell>
          <table:table-cell office:value-type="float" office:value="8.3530202977408" calcext:value-type="float">
            <text:p>8.3530202977408</text:p>
          </table:table-cell>
          <table:table-cell office:value-type="float" office:value="1607.1162109375" calcext:value-type="float">
            <text:p>1607.1162109375</text:p>
          </table:table-cell>
          <table:table-cell office:value-type="float" office:value="192.3994140625" calcext:value-type="float">
            <text:p>192.3994140625</text:p>
          </table:table-cell>
          <table:table-cell office:value-type="float" office:value="266.3390625" calcext:value-type="float">
            <text:p>266.3390625</text:p>
          </table:table-cell>
          <table:table-cell office:value-type="float" office:value="1.04819859579374" calcext:value-type="float">
            <text:p>1.04819859579374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llabs</text:p>
          </table:table-cell>
          <table:table-cell office:value-type="float" office:value="327.4819841" calcext:value-type="float">
            <text:p>327.4819841</text:p>
          </table:table-cell>
          <table:table-cell office:value-type="float" office:value="4.62854933515499" calcext:value-type="float">
            <text:p>4.62854933515499</text:p>
          </table:table-cell>
          <table:table-cell office:value-type="float" office:value="22.0534219" calcext:value-type="float">
            <text:p>22.0534219</text:p>
          </table:table-cell>
          <table:table-cell office:value-type="float" office:value="0.333445804355554" calcext:value-type="float">
            <text:p>0.333445804355554</text:p>
          </table:table-cell>
          <table:table-cell office:value-type="float" office:value="2.25376643183677" calcext:value-type="float">
            <text:p>2.25376643183677</text:p>
          </table:table-cell>
          <table:table-cell office:value-type="float" office:value="557.0390625" calcext:value-type="float">
            <text:p>557.0390625</text:p>
          </table:table-cell>
          <table:table-cell office:value-type="float" office:value="247.1591796875" calcext:value-type="float">
            <text:p>247.1591796875</text:p>
          </table:table-cell>
          <table:table-cell office:value-type="float" office:value="10.4871566772461" calcext:value-type="float">
            <text:p>10.4871566772461</text:p>
          </table:table-cell>
          <table:table-cell office:value-type="float" office:value="0.117866062472882" calcext:value-type="float">
            <text:p>0.117866062472882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llabsNoVC</text:p>
          </table:table-cell>
          <table:table-cell office:value-type="float" office:value="279.7398804" calcext:value-type="float">
            <text:p>279.7398804</text:p>
          </table:table-cell>
          <table:table-cell office:value-type="float" office:value="4.41625370086289" calcext:value-type="float">
            <text:p>4.41625370086289</text:p>
          </table:table-cell>
          <table:table-cell office:value-type="float" office:value="22.0162267" calcext:value-type="float">
            <text:p>22.0162267</text:p>
          </table:table-cell>
          <table:table-cell office:value-type="float" office:value="0.403180659576118" calcext:value-type="float">
            <text:p>0.403180659576118</text:p>
          </table:table-cell>
          <table:table-cell office:value-type="float" office:value="2.24650686992278" calcext:value-type="float">
            <text:p>2.24650686992278</text:p>
          </table:table-cell>
          <table:table-cell office:value-type="float" office:value="546.873046875" calcext:value-type="float">
            <text:p>546.873046875</text:p>
          </table:table-cell>
          <table:table-cell office:value-type="float" office:value="243.4326171875" calcext:value-type="float">
            <text:p>243.4326171875</text:p>
          </table:table-cell>
          <table:table-cell office:value-type="float" office:value="10.4000717163086" calcext:value-type="float">
            <text:p>10.4000717163086</text:p>
          </table:table-cell>
          <table:table-cell office:value-type="float" office:value="0.110460144774489" calcext:value-type="float">
            <text:p>0.110460144774489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yjs</text:p>
          </table:table-cell>
          <table:table-cell office:value-type="float" office:value="99.196517" calcext:value-type="float">
            <text:p>99.196517</text:p>
          </table:table-cell>
          <table:table-cell office:value-type="float" office:value="1.35015381673884" calcext:value-type="float">
            <text:p>1.35015381673884</text:p>
          </table:table-cell>
          <table:table-cell office:value-type="float" office:value="28.2864501" calcext:value-type="float">
            <text:p>28.2864501</text:p>
          </table:table-cell>
          <table:table-cell office:value-type="float" office:value="0.576459460388336" calcext:value-type="float">
            <text:p>0.576459460388336</text:p>
          </table:table-cell>
          <table:table-cell office:value-type="float" office:value="2.89278210174307" calcext:value-type="float">
            <text:p>2.89278210174307</text:p>
          </table:table-cell>
          <table:table-cell office:value-type="float" office:value="668.212890625" calcext:value-type="float">
            <text:p>668.212890625</text:p>
          </table:table-cell>
          <table:table-cell office:value-type="float" office:value="230.9931640625" calcext:value-type="float">
            <text:p>230.9931640625</text:p>
          </table:table-cell>
          <table:table-cell office:value-type="float" office:value="7.86329727172852" calcext:value-type="float">
            <text:p>7.86329727172852</text:p>
          </table:table-cell>
          <table:table-cell office:value-type="float" office:value="0.0599888078509117" calcext:value-type="float">
            <text:p>0.0599888078509117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utomerge</text:p>
          </table:table-cell>
          <table:table-cell office:value-type="float" office:value="9263.8598687" calcext:value-type="float">
            <text:p>9263.8598687</text:p>
          </table:table-cell>
          <table:table-cell office:value-type="float" office:value="15362.1276856094" calcext:value-type="float">
            <text:p>15362.1276856094</text:p>
          </table:table-cell>
          <table:table-cell office:value-type="float" office:value="414.6630357" calcext:value-type="float">
            <text:p>414.6630357</text:p>
          </table:table-cell>
          <table:table-cell office:value-type="float" office:value="19.5647152679355" calcext:value-type="float">
            <text:p>19.5647152679355</text:p>
          </table:table-cell>
          <table:table-cell office:value-type="float" office:value="10.7253807452148" calcext:value-type="float">
            <text:p>10.7253807452148</text:p>
          </table:table-cell>
          <table:table-cell office:value-type="float" office:value="1692.5048828125" calcext:value-type="float">
            <text:p>1692.5048828125</text:p>
          </table:table-cell>
          <table:table-cell office:value-type="float" office:value="157.8037109375" calcext:value-type="float">
            <text:p>157.8037109375</text:p>
          </table:table-cell>
          <table:table-cell office:value-type="float" office:value="257.594140625" calcext:value-type="float">
            <text:p>257.594140625</text:p>
          </table:table-cell>
          <table:table-cell office:value-type="float" office:value="0.3419224719637" calcext:value-type="float">
            <text:p>0.3419224719637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llabs</text:p>
          </table:table-cell>
          <table:table-cell office:value-type="float" office:value="371.4218925" calcext:value-type="float">
            <text:p>371.4218925</text:p>
          </table:table-cell>
          <table:table-cell office:value-type="float" office:value="7.75657658390404" calcext:value-type="float">
            <text:p>7.75657658390404</text:p>
          </table:table-cell>
          <table:table-cell office:value-type="float" office:value="25.1864739" calcext:value-type="float">
            <text:p>25.1864739</text:p>
          </table:table-cell>
          <table:table-cell office:value-type="float" office:value="0.248232172304903" calcext:value-type="float">
            <text:p>0.248232172304903</text:p>
          </table:table-cell>
          <table:table-cell office:value-type="float" office:value="2.27426514865073" calcext:value-type="float">
            <text:p>2.27426514865073</text:p>
          </table:table-cell>
          <table:table-cell office:value-type="float" office:value="634.38671875" calcext:value-type="float">
            <text:p>634.38671875</text:p>
          </table:table-cell>
          <table:table-cell office:value-type="float" office:value="278.94140625" calcext:value-type="float">
            <text:p>278.94140625</text:p>
          </table:table-cell>
          <table:table-cell office:value-type="float" office:value="11.7777122497559" calcext:value-type="float">
            <text:p>11.7777122497559</text:p>
          </table:table-cell>
          <table:table-cell office:value-type="float" office:value="0.0877344688427068" calcext:value-type="float">
            <text:p>0.0877344688427068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llabsNoVC</text:p>
          </table:table-cell>
          <table:table-cell office:value-type="float" office:value="379.9255371" calcext:value-type="float">
            <text:p>379.9255371</text:p>
          </table:table-cell>
          <table:table-cell office:value-type="float" office:value="4.59180063449774" calcext:value-type="float">
            <text:p>4.59180063449774</text:p>
          </table:table-cell>
          <table:table-cell office:value-type="float" office:value="26.3651338" calcext:value-type="float">
            <text:p>26.3651338</text:p>
          </table:table-cell>
          <table:table-cell office:value-type="float" office:value="1.17446308837791" calcext:value-type="float">
            <text:p>1.17446308837791</text:p>
          </table:table-cell>
          <table:table-cell office:value-type="float" office:value="2.31899614483332" calcext:value-type="float">
            <text:p>2.31899614483332</text:p>
          </table:table-cell>
          <table:table-cell office:value-type="float" office:value="629.138671875" calcext:value-type="float">
            <text:p>629.138671875</text:p>
          </table:table-cell>
          <table:table-cell office:value-type="float" office:value="271.2978515625" calcext:value-type="float">
            <text:p>271.2978515625</text:p>
          </table:table-cell>
          <table:table-cell office:value-type="float" office:value="11.8308891296387" calcext:value-type="float">
            <text:p>11.8308891296387</text:p>
          </table:table-cell>
          <table:table-cell office:value-type="float" office:value="0.0899132797040619" calcext:value-type="float">
            <text:p>0.0899132797040619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js</text:p>
          </table:table-cell>
          <table:table-cell office:value-type="float" office:value="113.0165087" calcext:value-type="float">
            <text:p>113.0165087</text:p>
          </table:table-cell>
          <table:table-cell office:value-type="float" office:value="2.28006410633912" calcext:value-type="float">
            <text:p>2.28006410633912</text:p>
          </table:table-cell>
          <table:table-cell office:value-type="float" office:value="32.6952973" calcext:value-type="float">
            <text:p>32.6952973</text:p>
          </table:table-cell>
          <table:table-cell office:value-type="float" office:value="0.752694415430333" calcext:value-type="float">
            <text:p>0.752694415430333</text:p>
          </table:table-cell>
          <table:table-cell office:value-type="float" office:value="2.87042298093313" calcext:value-type="float">
            <text:p>2.87042298093313</text:p>
          </table:table-cell>
          <table:table-cell office:value-type="float" office:value="779.482421875" calcext:value-type="float">
            <text:p>779.482421875</text:p>
          </table:table-cell>
          <table:table-cell office:value-type="float" office:value="271.556640625" calcext:value-type="float">
            <text:p>271.556640625</text:p>
          </table:table-cell>
          <table:table-cell office:value-type="float" office:value="8.97283630371094" calcext:value-type="float">
            <text:p>8.97283630371094</text:p>
          </table:table-cell>
          <table:table-cell office:value-type="float" office:value="0.366052337515134" calcext:value-type="float">
            <text:p>0.366052337515134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utomerge</text:p>
          </table:table-cell>
          <table:table-cell office:value-type="float" office:value="1537.6722818" calcext:value-type="float">
            <text:p>1537.6722818</text:p>
          </table:table-cell>
          <table:table-cell office:value-type="float" office:value="39.7632761581772" calcext:value-type="float">
            <text:p>39.7632761581772</text:p>
          </table:table-cell>
          <table:table-cell office:value-type="float" office:value="275.2026082" calcext:value-type="float">
            <text:p>275.2026082</text:p>
          </table:table-cell>
          <table:table-cell office:value-type="float" office:value="8.29168767643304" calcext:value-type="float">
            <text:p>8.29168767643304</text:p>
          </table:table-cell>
          <table:table-cell office:value-type="float" office:value="10.8490857121224" calcext:value-type="float">
            <text:p>10.8490857121224</text:p>
          </table:table-cell>
          <table:table-cell office:value-type="float" office:value="1119.4052734375" calcext:value-type="float">
            <text:p>1119.4052734375</text:p>
          </table:table-cell>
          <table:table-cell office:value-type="float" office:value="103.1796875" calcext:value-type="float">
            <text:p>103.1796875</text:p>
          </table:table-cell>
          <table:table-cell office:value-type="float" office:value="184.2078125" calcext:value-type="float">
            <text:p>184.2078125</text:p>
          </table:table-cell>
          <table:table-cell office:value-type="float" office:value="1.06328925444983" calcext:value-type="float">
            <text:p>1.06328925444983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ollabs</text:p>
          </table:table-cell>
          <table:table-cell office:value-type="float" office:value="439.7571728" calcext:value-type="float">
            <text:p>439.7571728</text:p>
          </table:table-cell>
          <table:table-cell office:value-type="float" office:value="4.29930623099034" calcext:value-type="float">
            <text:p>4.29930623099034</text:p>
          </table:table-cell>
          <table:table-cell office:value-type="float" office:value="29.0355498" calcext:value-type="float">
            <text:p>29.0355498</text:p>
          </table:table-cell>
          <table:table-cell office:value-type="float" office:value="1.28888171450687" calcext:value-type="float">
            <text:p>1.28888171450687</text:p>
          </table:table-cell>
          <table:table-cell office:value-type="float" office:value="2.24243217552553" calcext:value-type="float">
            <text:p>2.24243217552553</text:p>
          </table:table-cell>
          <table:table-cell office:value-type="float" office:value="702.654296875" calcext:value-type="float">
            <text:p>702.654296875</text:p>
          </table:table-cell>
          <table:table-cell office:value-type="float" office:value="313.3447265625" calcext:value-type="float">
            <text:p>313.3447265625</text:p>
          </table:table-cell>
          <table:table-cell office:value-type="float" office:value="13.294800567627" calcext:value-type="float">
            <text:p>13.294800567627</text:p>
          </table:table-cell>
          <table:table-cell office:value-type="float" office:value="0.0777858473336708" calcext:value-type="float">
            <text:p>0.0777858473336708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ollabsNoVC</text:p>
          </table:table-cell>
          <table:table-cell office:value-type="float" office:value="459.1754036" calcext:value-type="float">
            <text:p>459.1754036</text:p>
          </table:table-cell>
          <table:table-cell office:value-type="float" office:value="10.6637643523051" calcext:value-type="float">
            <text:p>10.6637643523051</text:p>
          </table:table-cell>
          <table:table-cell office:value-type="float" office:value="28.377333" calcext:value-type="float">
            <text:p>28.377333</text:p>
          </table:table-cell>
          <table:table-cell office:value-type="float" office:value="1.02338760079877" calcext:value-type="float">
            <text:p>1.02338760079877</text:p>
          </table:table-cell>
          <table:table-cell office:value-type="float" office:value="2.26365746614414" calcext:value-type="float">
            <text:p>2.26365746614414</text:p>
          </table:table-cell>
          <table:table-cell office:value-type="float" office:value="705.6708984375" calcext:value-type="float">
            <text:p>705.6708984375</text:p>
          </table:table-cell>
          <table:table-cell office:value-type="float" office:value="311.7392578125" calcext:value-type="float">
            <text:p>311.7392578125</text:p>
          </table:table-cell>
          <table:table-cell office:value-type="float" office:value="13.2588523864746" calcext:value-type="float">
            <text:p>13.2588523864746</text:p>
          </table:table-cell>
          <table:table-cell office:value-type="float" office:value="0.0611027439851473" calcext:value-type="float">
            <text:p>0.0611027439851473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yjs</text:p>
          </table:table-cell>
          <table:table-cell office:value-type="float" office:value="152.9658092" calcext:value-type="float">
            <text:p>152.9658092</text:p>
          </table:table-cell>
          <table:table-cell office:value-type="float" office:value="2.31447866256734" calcext:value-type="float">
            <text:p>2.31447866256734</text:p>
          </table:table-cell>
          <table:table-cell office:value-type="float" office:value="36.1528193" calcext:value-type="float">
            <text:p>36.1528193</text:p>
          </table:table-cell>
          <table:table-cell office:value-type="float" office:value="0.753700051737803" calcext:value-type="float">
            <text:p>0.753700051737803</text:p>
          </table:table-cell>
          <table:table-cell office:value-type="float" office:value="2.83900438446829" calcext:value-type="float">
            <text:p>2.83900438446829</text:p>
          </table:table-cell>
          <table:table-cell office:value-type="float" office:value="861.244140625" calcext:value-type="float">
            <text:p>861.244140625</text:p>
          </table:table-cell>
          <table:table-cell office:value-type="float" office:value="303.361328125" calcext:value-type="float">
            <text:p>303.361328125</text:p>
          </table:table-cell>
          <table:table-cell office:value-type="float" office:value="10.1025672912598" calcext:value-type="float">
            <text:p>10.1025672912598</text:p>
          </table:table-cell>
          <table:table-cell office:value-type="float" office:value="0.0759517444191595" calcext:value-type="float">
            <text:p>0.0759517444191595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omerge</text:p>
          </table:table-cell>
          <table:table-cell office:value-type="float" office:value="458.8201531" calcext:value-type="float">
            <text:p>458.8201531</text:p>
          </table:table-cell>
          <table:table-cell office:value-type="float" office:value="4.33955610648159" calcext:value-type="float">
            <text:p>4.33955610648159</text:p>
          </table:table-cell>
          <table:table-cell office:value-type="float" office:value="83.034857" calcext:value-type="float">
            <text:p>83.034857</text:p>
          </table:table-cell>
          <table:table-cell office:value-type="float" office:value="1.77088842160337" calcext:value-type="float">
            <text:p>1.77088842160337</text:p>
          </table:table-cell>
          <table:table-cell office:value-type="float" office:value="5.87334675411823" calcext:value-type="float">
            <text:p>5.87334675411823</text:p>
          </table:table-cell>
          <table:table-cell office:value-type="float" office:value="264.9716796875" calcext:value-type="float">
            <text:p>264.9716796875</text:p>
          </table:table-cell>
          <table:table-cell office:value-type="float" office:value="45.1142578125" calcext:value-type="float">
            <text:p>45.1142578125</text:p>
          </table:table-cell>
          <table:table-cell office:value-type="float" office:value="61.819140625" calcext:value-type="float">
            <text:p>61.819140625</text:p>
          </table:table-cell>
          <table:table-cell office:value-type="float" office:value="2.2152199902732" calcext:value-type="float">
            <text:p>2.2152199902732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llabs</text:p>
          </table:table-cell>
          <table:table-cell office:value-type="float" office:value="22.4903556" calcext:value-type="float">
            <text:p>22.4903556</text:p>
          </table:table-cell>
          <table:table-cell office:value-type="float" office:value="1.16913881469797" calcext:value-type="float">
            <text:p>1.16913881469797</text:p>
          </table:table-cell>
          <table:table-cell office:value-type="float" office:value="2.743894" calcext:value-type="float">
            <text:p>2.743894</text:p>
          </table:table-cell>
          <table:table-cell office:value-type="float" office:value="0.191991725748215" calcext:value-type="float">
            <text:p>0.191991725748215</text:p>
          </table:table-cell>
          <table:table-cell office:value-type="float" office:value="2.17003386328416" calcext:value-type="float">
            <text:p>2.17003386328416</text:p>
          </table:table-cell>
          <table:table-cell office:value-type="float" office:value="73.8447265625" calcext:value-type="float">
            <text:p>73.8447265625</text:p>
          </table:table-cell>
          <table:table-cell office:value-type="float" office:value="34.029296875" calcext:value-type="float">
            <text:p>34.029296875</text:p>
          </table:table-cell>
          <table:table-cell office:value-type="float" office:value="1.40302886962891" calcext:value-type="float">
            <text:p>1.40302886962891</text:p>
          </table:table-cell>
          <table:table-cell office:value-type="float" office:value="0.0883171063348817" calcext:value-type="float">
            <text:p>0.0883171063348817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llabsNoVC</text:p>
          </table:table-cell>
          <table:table-cell office:value-type="float" office:value="21.4117705" calcext:value-type="float">
            <text:p>21.4117705</text:p>
          </table:table-cell>
          <table:table-cell office:value-type="float" office:value="0.604778381610478" calcext:value-type="float">
            <text:p>0.604778381610478</text:p>
          </table:table-cell>
          <table:table-cell office:value-type="float" office:value="2.7084331" calcext:value-type="float">
            <text:p>2.7084331</text:p>
          </table:table-cell>
          <table:table-cell office:value-type="float" office:value="0.0413809263025316" calcext:value-type="float">
            <text:p>0.0413809263025316</text:p>
          </table:table-cell>
          <table:table-cell office:value-type="float" office:value="2.1757365092028" calcext:value-type="float">
            <text:p>2.1757365092028</text:p>
          </table:table-cell>
          <table:table-cell office:value-type="float" office:value="74.57421875" calcext:value-type="float">
            <text:p>74.57421875</text:p>
          </table:table-cell>
          <table:table-cell office:value-type="float" office:value="34.275390625" calcext:value-type="float">
            <text:p>34.275390625</text:p>
          </table:table-cell>
          <table:table-cell office:value-type="float" office:value="1.40794525146484" calcext:value-type="float">
            <text:p>1.40794525146484</text:p>
          </table:table-cell>
          <table:table-cell office:value-type="float" office:value="0.0874486226478784" calcext:value-type="float">
            <text:p>0.0874486226478784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js</text:p>
          </table:table-cell>
          <table:table-cell office:value-type="float" office:value="8.4011342" calcext:value-type="float">
            <text:p>8.4011342</text:p>
          </table:table-cell>
          <table:table-cell office:value-type="float" office:value="1.40792310863451" calcext:value-type="float">
            <text:p>1.40792310863451</text:p>
          </table:table-cell>
          <table:table-cell office:value-type="float" office:value="3.7358237" calcext:value-type="float">
            <text:p>3.7358237</text:p>
          </table:table-cell>
          <table:table-cell office:value-type="float" office:value="0.0902646554121699" calcext:value-type="float">
            <text:p>0.0902646554121699</text:p>
          </table:table-cell>
          <table:table-cell office:value-type="float" office:value="2.72097002596177" calcext:value-type="float">
            <text:p>2.72097002596177</text:p>
          </table:table-cell>
          <table:table-cell office:value-type="float" office:value="90.068359375" calcext:value-type="float">
            <text:p>90.068359375</text:p>
          </table:table-cell>
          <table:table-cell office:value-type="float" office:value="33.1015625" calcext:value-type="float">
            <text:p>33.1015625</text:p>
          </table:table-cell>
          <table:table-cell office:value-type="float" office:value="1.07685852050781" calcext:value-type="float">
            <text:p>1.07685852050781</text:p>
          </table:table-cell>
          <table:table-cell office:value-type="float" office:value="0.0802087179307366" calcext:value-type="float">
            <text:p>0.0802087179307366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utomerge</text:p>
          </table:table-cell>
          <table:table-cell office:value-type="float" office:value="1286.4558261" calcext:value-type="float">
            <text:p>1286.4558261</text:p>
          </table:table-cell>
          <table:table-cell office:value-type="float" office:value="35.1562405953057" calcext:value-type="float">
            <text:p>35.1562405953057</text:p>
          </table:table-cell>
          <table:table-cell office:value-type="float" office:value="216.8732351" calcext:value-type="float">
            <text:p>216.8732351</text:p>
          </table:table-cell>
          <table:table-cell office:value-type="float" office:value="5.34742833352927" calcext:value-type="float">
            <text:p>5.34742833352927</text:p>
          </table:table-cell>
          <table:table-cell office:value-type="float" office:value="11.5073539892962" calcext:value-type="float">
            <text:p>11.5073539892962</text:p>
          </table:table-cell>
          <table:table-cell office:value-type="float" office:value="867.1982421875" calcext:value-type="float">
            <text:p>867.1982421875</text:p>
          </table:table-cell>
          <table:table-cell office:value-type="float" office:value="75.3603515625" calcext:value-type="float">
            <text:p>75.3603515625</text:p>
          </table:table-cell>
          <table:table-cell office:value-type="float" office:value="167.678515625" calcext:value-type="float">
            <text:p>167.678515625</text:p>
          </table:table-cell>
          <table:table-cell office:value-type="float" office:value="2.22514578619076" calcext:value-type="float">
            <text:p>2.22514578619076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llabs</text:p>
          </table:table-cell>
          <table:table-cell office:value-type="float" office:value="54.1343186" calcext:value-type="float">
            <text:p>54.1343186</text:p>
          </table:table-cell>
          <table:table-cell office:value-type="float" office:value="1.25851479130081" calcext:value-type="float">
            <text:p>1.25851479130081</text:p>
          </table:table-cell>
          <table:table-cell office:value-type="float" office:value="5.4891221" calcext:value-type="float">
            <text:p>5.4891221</text:p>
          </table:table-cell>
          <table:table-cell office:value-type="float" office:value="0.224753876466607" calcext:value-type="float">
            <text:p>0.224753876466607</text:p>
          </table:table-cell>
          <table:table-cell office:value-type="float" office:value="2.46347720344489" calcext:value-type="float">
            <text:p>2.46347720344489</text:p>
          </table:table-cell>
          <table:table-cell office:value-type="float" office:value="144.4189453125" calcext:value-type="float">
            <text:p>144.4189453125</text:p>
          </table:table-cell>
          <table:table-cell office:value-type="float" office:value="58.6240234375" calcext:value-type="float">
            <text:p>58.6240234375</text:p>
          </table:table-cell>
          <table:table-cell office:value-type="float" office:value="2.88089828491211" calcext:value-type="float">
            <text:p>2.88089828491211</text:p>
          </table:table-cell>
          <table:table-cell office:value-type="float" office:value="0.0370042398866098" calcext:value-type="float">
            <text:p>0.0370042398866098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llabsNoVC</text:p>
          </table:table-cell>
          <table:table-cell office:value-type="float" office:value="59.1835669" calcext:value-type="float">
            <text:p>59.1835669</text:p>
          </table:table-cell>
          <table:table-cell office:value-type="float" office:value="2.80031630676586" calcext:value-type="float">
            <text:p>2.80031630676586</text:p>
          </table:table-cell>
          <table:table-cell office:value-type="float" office:value="5.5138069" calcext:value-type="float">
            <text:p>5.5138069</text:p>
          </table:table-cell>
          <table:table-cell office:value-type="float" office:value="0.355858131371181" calcext:value-type="float">
            <text:p>0.355858131371181</text:p>
          </table:table-cell>
          <table:table-cell office:value-type="float" office:value="2.46211666666667" calcext:value-type="float">
            <text:p>2.46211666666667</text:p>
          </table:table-cell>
          <table:table-cell office:value-type="float" office:value="144.2646484375" calcext:value-type="float">
            <text:p>144.2646484375</text:p>
          </table:table-cell>
          <table:table-cell office:value-type="float" office:value="58.59375" calcext:value-type="float">
            <text:p>58.59375</text:p>
          </table:table-cell>
          <table:table-cell office:value-type="float" office:value="2.87285919189453" calcext:value-type="float">
            <text:p>2.87285919189453</text:p>
          </table:table-cell>
          <table:table-cell office:value-type="float" office:value="0.0257837801431903" calcext:value-type="float">
            <text:p>0.0257837801431903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js</text:p>
          </table:table-cell>
          <table:table-cell office:value-type="float" office:value="17.9869686" calcext:value-type="float">
            <text:p>17.9869686</text:p>
          </table:table-cell>
          <table:table-cell office:value-type="float" office:value="1.03394288348408" calcext:value-type="float">
            <text:p>1.03394288348408</text:p>
          </table:table-cell>
          <table:table-cell office:value-type="float" office:value="7.886986" calcext:value-type="float">
            <text:p>7.886986</text:p>
          </table:table-cell>
          <table:table-cell office:value-type="float" office:value="0.171557750538347" calcext:value-type="float">
            <text:p>0.171557750538347</text:p>
          </table:table-cell>
          <table:table-cell office:value-type="float" office:value="3.06078893603646" calcext:value-type="float">
            <text:p>3.06078893603646</text:p>
          </table:table-cell>
          <table:table-cell office:value-type="float" office:value="190.193359375" calcext:value-type="float">
            <text:p>190.193359375</text:p>
          </table:table-cell>
          <table:table-cell office:value-type="float" office:value="62.138671875" calcext:value-type="float">
            <text:p>62.138671875</text:p>
          </table:table-cell>
          <table:table-cell office:value-type="float" office:value="2.29413757324219" calcext:value-type="float">
            <text:p>2.29413757324219</text:p>
          </table:table-cell>
          <table:table-cell office:value-type="float" office:value="0.0928775757653374" calcext:value-type="float">
            <text:p>0.0928775757653374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utomerge</text:p>
          </table:table-cell>
          <table:table-cell office:value-type="float" office:value="5125.2512663" calcext:value-type="float">
            <text:p>5125.2512663</text:p>
          </table:table-cell>
          <table:table-cell office:value-type="float" office:value="10645.9988577302" calcext:value-type="float">
            <text:p>10645.9988577302</text:p>
          </table:table-cell>
          <table:table-cell office:value-type="float" office:value="293.5084222" calcext:value-type="float">
            <text:p>293.5084222</text:p>
          </table:table-cell>
          <table:table-cell office:value-type="float" office:value="11.3310130332804" calcext:value-type="float">
            <text:p>11.3310130332804</text:p>
          </table:table-cell>
          <table:table-cell office:value-type="float" office:value="11.4586350191446" calcext:value-type="float">
            <text:p>11.4586350191446</text:p>
          </table:table-cell>
          <table:table-cell office:value-type="float" office:value="1233.302734375" calcext:value-type="float">
            <text:p>1233.302734375</text:p>
          </table:table-cell>
          <table:table-cell office:value-type="float" office:value="107.630859375" calcext:value-type="float">
            <text:p>107.630859375</text:p>
          </table:table-cell>
          <table:table-cell office:value-type="float" office:value="211.2703125" calcext:value-type="float">
            <text:p>211.2703125</text:p>
          </table:table-cell>
          <table:table-cell office:value-type="float" office:value="3.62928713727407" calcext:value-type="float">
            <text:p>3.62928713727407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llabs</text:p>
          </table:table-cell>
          <table:table-cell office:value-type="float" office:value="93.4671687" calcext:value-type="float">
            <text:p>93.4671687</text:p>
          </table:table-cell>
          <table:table-cell office:value-type="float" office:value="1.22087373031922" calcext:value-type="float">
            <text:p>1.22087373031922</text:p>
          </table:table-cell>
          <table:table-cell office:value-type="float" office:value="8.2370752" calcext:value-type="float">
            <text:p>8.2370752</text:p>
          </table:table-cell>
          <table:table-cell office:value-type="float" office:value="0.115334244430698" calcext:value-type="float">
            <text:p>0.115334244430698</text:p>
          </table:table-cell>
          <table:table-cell office:value-type="float" office:value="2.22780154398387" calcext:value-type="float">
            <text:p>2.22780154398387</text:p>
          </table:table-cell>
          <table:table-cell office:value-type="float" office:value="221.224609375" calcext:value-type="float">
            <text:p>221.224609375</text:p>
          </table:table-cell>
          <table:table-cell office:value-type="float" office:value="99.3017578125" calcext:value-type="float">
            <text:p>99.3017578125</text:p>
          </table:table-cell>
          <table:table-cell office:value-type="float" office:value="4.13341827392578" calcext:value-type="float">
            <text:p>4.13341827392578</text:p>
          </table:table-cell>
          <table:table-cell office:value-type="float" office:value="0.0744574259227578" calcext:value-type="float">
            <text:p>0.0744574259227578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llabsNoVC</text:p>
          </table:table-cell>
          <table:table-cell office:value-type="float" office:value="90.7255969" calcext:value-type="float">
            <text:p>90.7255969</text:p>
          </table:table-cell>
          <table:table-cell office:value-type="float" office:value="1.20351670608517" calcext:value-type="float">
            <text:p>1.20351670608517</text:p>
          </table:table-cell>
          <table:table-cell office:value-type="float" office:value="8.2939997" calcext:value-type="float">
            <text:p>8.2939997</text:p>
          </table:table-cell>
          <table:table-cell office:value-type="float" office:value="0.448783651818025" calcext:value-type="float">
            <text:p>0.448783651818025</text:p>
          </table:table-cell>
          <table:table-cell office:value-type="float" office:value="2.21820695691962" calcext:value-type="float">
            <text:p>2.21820695691962</text:p>
          </table:table-cell>
          <table:table-cell office:value-type="float" office:value="217.7763671875" calcext:value-type="float">
            <text:p>217.7763671875</text:p>
          </table:table-cell>
          <table:table-cell office:value-type="float" office:value="98.1767578125" calcext:value-type="float">
            <text:p>98.1767578125</text:p>
          </table:table-cell>
          <table:table-cell office:value-type="float" office:value="4.14387283325195" calcext:value-type="float">
            <text:p>4.14387283325195</text:p>
          </table:table-cell>
          <table:table-cell office:value-type="float" office:value="0.0625122332821703" calcext:value-type="float">
            <text:p>0.0625122332821703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yjs</text:p>
          </table:table-cell>
          <table:table-cell office:value-type="float" office:value="26.6091501" calcext:value-type="float">
            <text:p>26.6091501</text:p>
          </table:table-cell>
          <table:table-cell office:value-type="float" office:value="1.72074081767066" calcext:value-type="float">
            <text:p>1.72074081767066</text:p>
          </table:table-cell>
          <table:table-cell office:value-type="float" office:value="11.8973927" calcext:value-type="float">
            <text:p>11.8973927</text:p>
          </table:table-cell>
          <table:table-cell office:value-type="float" office:value="0.236200632322067" calcext:value-type="float">
            <text:p>0.236200632322067</text:p>
          </table:table-cell>
          <table:table-cell office:value-type="float" office:value="2.80575546508711" calcext:value-type="float">
            <text:p>2.80575546508711</text:p>
          </table:table-cell>
          <table:table-cell office:value-type="float" office:value="284.0224609375" calcext:value-type="float">
            <text:p>284.0224609375</text:p>
          </table:table-cell>
          <table:table-cell office:value-type="float" office:value="101.228515625" calcext:value-type="float">
            <text:p>101.228515625</text:p>
          </table:table-cell>
          <table:table-cell office:value-type="float" office:value="3.38681869506836" calcext:value-type="float">
            <text:p>3.38681869506836</text:p>
          </table:table-cell>
          <table:table-cell office:value-type="float" office:value="0.104886364063346" calcext:value-type="float">
            <text:p>0.104886364063346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utomerge</text:p>
          </table:table-cell>
          <table:table-cell office:value-type="float" office:value="1499.5905615" calcext:value-type="float">
            <text:p>1499.5905615</text:p>
          </table:table-cell>
          <table:table-cell office:value-type="float" office:value="10.9873454369153" calcext:value-type="float">
            <text:p>10.9873454369153</text:p>
          </table:table-cell>
          <table:table-cell office:value-type="float" office:value="275.4592708" calcext:value-type="float">
            <text:p>275.4592708</text:p>
          </table:table-cell>
          <table:table-cell office:value-type="float" office:value="3.14703823319415" calcext:value-type="float">
            <text:p>3.14703823319415</text:p>
          </table:table-cell>
          <table:table-cell office:value-type="float" office:value="7.35779006082633" calcext:value-type="float">
            <text:p>7.35779006082633</text:p>
          </table:table-cell>
          <table:table-cell office:value-type="float" office:value="1138.76171875" calcext:value-type="float">
            <text:p>1138.76171875</text:p>
          </table:table-cell>
          <table:table-cell office:value-type="float" office:value="154.76953125" calcext:value-type="float">
            <text:p>154.76953125</text:p>
          </table:table-cell>
          <table:table-cell office:value-type="float" office:value="187.173828125" calcext:value-type="float">
            <text:p>187.173828125</text:p>
          </table:table-cell>
          <table:table-cell office:value-type="float" office:value="7.71959544024957" calcext:value-type="float">
            <text:p>7.71959544024957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llabs</text:p>
          </table:table-cell>
          <table:table-cell office:value-type="float" office:value="150.6121189" calcext:value-type="float">
            <text:p>150.6121189</text:p>
          </table:table-cell>
          <table:table-cell office:value-type="float" office:value="1.69200503286108" calcext:value-type="float">
            <text:p>1.69200503286108</text:p>
          </table:table-cell>
          <table:table-cell office:value-type="float" office:value="12.3410257" calcext:value-type="float">
            <text:p>12.3410257</text:p>
          </table:table-cell>
          <table:table-cell office:value-type="float" office:value="0.547703027140327" calcext:value-type="float">
            <text:p>0.547703027140327</text:p>
          </table:table-cell>
          <table:table-cell office:value-type="float" office:value="2.31409396935564" calcext:value-type="float">
            <text:p>2.31409396935564</text:p>
          </table:table-cell>
          <table:table-cell office:value-type="float" office:value="315.1845703125" calcext:value-type="float">
            <text:p>315.1845703125</text:p>
          </table:table-cell>
          <table:table-cell office:value-type="float" office:value="136.2021484375" calcext:value-type="float">
            <text:p>136.2021484375</text:p>
          </table:table-cell>
          <table:table-cell office:value-type="float" office:value="5.92293472290039" calcext:value-type="float">
            <text:p>5.92293472290039</text:p>
          </table:table-cell>
          <table:table-cell office:value-type="float" office:value="0.067053420479189" calcext:value-type="float">
            <text:p>0.067053420479189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llabsNoVC</text:p>
          </table:table-cell>
          <table:table-cell office:value-type="float" office:value="159.2160537" calcext:value-type="float">
            <text:p>159.2160537</text:p>
          </table:table-cell>
          <table:table-cell office:value-type="float" office:value="2.77978271728006" calcext:value-type="float">
            <text:p>2.77978271728006</text:p>
          </table:table-cell>
          <table:table-cell office:value-type="float" office:value="12.4944558" calcext:value-type="float">
            <text:p>12.4944558</text:p>
          </table:table-cell>
          <table:table-cell office:value-type="float" office:value="0.655618715725637" calcext:value-type="float">
            <text:p>0.655618715725637</text:p>
          </table:table-cell>
          <table:table-cell office:value-type="float" office:value="2.31239620150747" calcext:value-type="float">
            <text:p>2.31239620150747</text:p>
          </table:table-cell>
          <table:table-cell office:value-type="float" office:value="318.17578125" calcext:value-type="float">
            <text:p>318.17578125</text:p>
          </table:table-cell>
          <table:table-cell office:value-type="float" office:value="137.595703125" calcext:value-type="float">
            <text:p>137.595703125</text:p>
          </table:table-cell>
          <table:table-cell office:value-type="float" office:value="5.96346054077148" calcext:value-type="float">
            <text:p>5.96346054077148</text:p>
          </table:table-cell>
          <table:table-cell office:value-type="float" office:value="0.0718174388678942" calcext:value-type="float">
            <text:p>0.0718174388678942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js</text:p>
          </table:table-cell>
          <table:table-cell office:value-type="float" office:value="44.8905233" calcext:value-type="float">
            <text:p>44.8905233</text:p>
          </table:table-cell>
          <table:table-cell office:value-type="float" office:value="2.47858374455853" calcext:value-type="float">
            <text:p>2.47858374455853</text:p>
          </table:table-cell>
          <table:table-cell office:value-type="float" office:value="15.637748" calcext:value-type="float">
            <text:p>15.637748</text:p>
          </table:table-cell>
          <table:table-cell office:value-type="float" office:value="0.556684697131349" calcext:value-type="float">
            <text:p>0.556684697131349</text:p>
          </table:table-cell>
          <table:table-cell office:value-type="float" office:value="2.8620958431684" calcext:value-type="float">
            <text:p>2.8620958431684</text:p>
          </table:table-cell>
          <table:table-cell office:value-type="float" office:value="380.1025390625" calcext:value-type="float">
            <text:p>380.1025390625</text:p>
          </table:table-cell>
          <table:table-cell office:value-type="float" office:value="132.8056640625" calcext:value-type="float">
            <text:p>132.8056640625</text:p>
          </table:table-cell>
          <table:table-cell office:value-type="float" office:value="4.51698608398438" calcext:value-type="float">
            <text:p>4.51698608398438</text:p>
          </table:table-cell>
          <table:table-cell office:value-type="float" office:value="0.0911016384902797" calcext:value-type="float">
            <text:p>0.0911016384902797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utomerge</text:p>
          </table:table-cell>
          <table:table-cell office:value-type="float" office:value="1070.1653614" calcext:value-type="float">
            <text:p>1070.1653614</text:p>
          </table:table-cell>
          <table:table-cell office:value-type="float" office:value="4.30166471364476" calcext:value-type="float">
            <text:p>4.30166471364476</text:p>
          </table:table-cell>
          <table:table-cell office:value-type="float" office:value="192.653784" calcext:value-type="float">
            <text:p>192.653784</text:p>
          </table:table-cell>
          <table:table-cell office:value-type="float" office:value="2.69298789788323" calcext:value-type="float">
            <text:p>2.69298789788323</text:p>
          </table:table-cell>
          <table:table-cell office:value-type="float" office:value="7.38927289969985" calcext:value-type="float">
            <text:p>7.38927289969985</text:p>
          </table:table-cell>
          <table:table-cell office:value-type="float" office:value="738.0830078125" calcext:value-type="float">
            <text:p>738.0830078125</text:p>
          </table:table-cell>
          <table:table-cell office:value-type="float" office:value="99.8857421875" calcext:value-type="float">
            <text:p>99.8857421875</text:p>
          </table:table-cell>
          <table:table-cell office:value-type="float" office:value="133.452734375" calcext:value-type="float">
            <text:p>133.452734375</text:p>
          </table:table-cell>
          <table:table-cell office:value-type="float" office:value="3.40466157077507" calcext:value-type="float">
            <text:p>3.40466157077507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ollabs</text:p>
          </table:table-cell>
          <table:table-cell office:value-type="float" office:value="196.4084198" calcext:value-type="float">
            <text:p>196.4084198</text:p>
          </table:table-cell>
          <table:table-cell office:value-type="float" office:value="1.60124498363525" calcext:value-type="float">
            <text:p>1.60124498363525</text:p>
          </table:table-cell>
          <table:table-cell office:value-type="float" office:value="14.5267603" calcext:value-type="float">
            <text:p>14.5267603</text:p>
          </table:table-cell>
          <table:table-cell office:value-type="float" office:value="0.100687196188162" calcext:value-type="float">
            <text:p>0.100687196188162</text:p>
          </table:table-cell>
          <table:table-cell office:value-type="float" office:value="2.27599649381805" calcext:value-type="float">
            <text:p>2.27599649381805</text:p>
          </table:table-cell>
          <table:table-cell office:value-type="float" office:value="385.42578125" calcext:value-type="float">
            <text:p>385.42578125</text:p>
          </table:table-cell>
          <table:table-cell office:value-type="float" office:value="169.34375" calcext:value-type="float">
            <text:p>169.34375</text:p>
          </table:table-cell>
          <table:table-cell office:value-type="float" office:value="7.28949508666992" calcext:value-type="float">
            <text:p>7.28949508666992</text:p>
          </table:table-cell>
          <table:table-cell office:value-type="float" office:value="0.0886003637790054" calcext:value-type="float">
            <text:p>0.0886003637790054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ollabsNoVC</text:p>
          </table:table-cell>
          <table:table-cell office:value-type="float" office:value="186.8743163" calcext:value-type="float">
            <text:p>186.8743163</text:p>
          </table:table-cell>
          <table:table-cell office:value-type="float" office:value="3.49202570024061" calcext:value-type="float">
            <text:p>3.49202570024061</text:p>
          </table:table-cell>
          <table:table-cell office:value-type="float" office:value="15.3363848" calcext:value-type="float">
            <text:p>15.3363848</text:p>
          </table:table-cell>
          <table:table-cell office:value-type="float" office:value="0.831964406351324" calcext:value-type="float">
            <text:p>0.831964406351324</text:p>
          </table:table-cell>
          <table:table-cell office:value-type="float" office:value="2.24318741558751" calcext:value-type="float">
            <text:p>2.24318741558751</text:p>
          </table:table-cell>
          <table:table-cell office:value-type="float" office:value="386.025390625" calcext:value-type="float">
            <text:p>386.025390625</text:p>
          </table:table-cell>
          <table:table-cell office:value-type="float" office:value="172.087890625" calcext:value-type="float">
            <text:p>172.087890625</text:p>
          </table:table-cell>
          <table:table-cell office:value-type="float" office:value="7.19692153930664" calcext:value-type="float">
            <text:p>7.19692153930664</text:p>
          </table:table-cell>
          <table:table-cell office:value-type="float" office:value="0.077459151796699" calcext:value-type="float">
            <text:p>0.077459151796699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yjs</text:p>
          </table:table-cell>
          <table:table-cell office:value-type="float" office:value="80.3197743" calcext:value-type="float">
            <text:p>80.3197743</text:p>
          </table:table-cell>
          <table:table-cell office:value-type="float" office:value="1.66208959829273" calcext:value-type="float">
            <text:p>1.66208959829273</text:p>
          </table:table-cell>
          <table:table-cell office:value-type="float" office:value="19.51479" calcext:value-type="float">
            <text:p>19.51479</text:p>
          </table:table-cell>
          <table:table-cell office:value-type="float" office:value="0.191298670052297" calcext:value-type="float">
            <text:p>0.191298670052297</text:p>
          </table:table-cell>
          <table:table-cell office:value-type="float" office:value="2.89415118902457" calcext:value-type="float">
            <text:p>2.89415118902457</text:p>
          </table:table-cell>
          <table:table-cell office:value-type="float" office:value="479.798828125" calcext:value-type="float">
            <text:p>479.798828125</text:p>
          </table:table-cell>
          <table:table-cell office:value-type="float" office:value="165.7822265625" calcext:value-type="float">
            <text:p>165.7822265625</text:p>
          </table:table-cell>
          <table:table-cell office:value-type="float" office:value="5.67057495117188" calcext:value-type="float">
            <text:p>5.67057495117188</text:p>
          </table:table-cell>
          <table:table-cell office:value-type="float" office:value="0.0908869760320553" calcext:value-type="float">
            <text:p>0.0908869760320553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utomerge</text:p>
          </table:table-cell>
          <table:table-cell office:value-type="float" office:value="1638.7073551" calcext:value-type="float">
            <text:p>1638.7073551</text:p>
          </table:table-cell>
          <table:table-cell office:value-type="float" office:value="37.156270096026" calcext:value-type="float">
            <text:p>37.156270096026</text:p>
          </table:table-cell>
          <table:table-cell office:value-type="float" office:value="291.9153472" calcext:value-type="float">
            <text:p>291.9153472</text:p>
          </table:table-cell>
          <table:table-cell office:value-type="float" office:value="3.45485558696211" calcext:value-type="float">
            <text:p>3.45485558696211</text:p>
          </table:table-cell>
          <table:table-cell office:value-type="float" office:value="8.08891328983396" calcext:value-type="float">
            <text:p>8.08891328983396</text:p>
          </table:table-cell>
          <table:table-cell office:value-type="float" office:value="1122.265625" calcext:value-type="float">
            <text:p>1122.265625</text:p>
          </table:table-cell>
          <table:table-cell office:value-type="float" office:value="138.7412109375" calcext:value-type="float">
            <text:p>138.7412109375</text:p>
          </table:table-cell>
          <table:table-cell office:value-type="float" office:value="197.737890625" calcext:value-type="float">
            <text:p>197.737890625</text:p>
          </table:table-cell>
          <table:table-cell office:value-type="float" office:value="1.03270305156864" calcext:value-type="float">
            <text:p>1.03270305156864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llabs</text:p>
          </table:table-cell>
          <table:table-cell office:value-type="float" office:value="216.6634291" calcext:value-type="float">
            <text:p>216.6634291</text:p>
          </table:table-cell>
          <table:table-cell office:value-type="float" office:value="7.57344977544215" calcext:value-type="float">
            <text:p>7.57344977544215</text:p>
          </table:table-cell>
          <table:table-cell office:value-type="float" office:value="17.6141106" calcext:value-type="float">
            <text:p>17.6141106</text:p>
          </table:table-cell>
          <table:table-cell office:value-type="float" office:value="0.454745831928415" calcext:value-type="float">
            <text:p>0.454745831928415</text:p>
          </table:table-cell>
          <table:table-cell office:value-type="float" office:value="2.22332444270438" calcext:value-type="float">
            <text:p>2.22332444270438</text:p>
          </table:table-cell>
          <table:table-cell office:value-type="float" office:value="443.6552734375" calcext:value-type="float">
            <text:p>443.6552734375</text:p>
          </table:table-cell>
          <table:table-cell office:value-type="float" office:value="199.5458984375" calcext:value-type="float">
            <text:p>199.5458984375</text:p>
          </table:table-cell>
          <table:table-cell office:value-type="float" office:value="8.38826065063477" calcext:value-type="float">
            <text:p>8.38826065063477</text:p>
          </table:table-cell>
          <table:table-cell office:value-type="float" office:value="0.0760422386522219" calcext:value-type="float">
            <text:p>0.0760422386522219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llabsNoVC</text:p>
          </table:table-cell>
          <table:table-cell office:value-type="float" office:value="237.5126681" calcext:value-type="float">
            <text:p>237.5126681</text:p>
          </table:table-cell>
          <table:table-cell office:value-type="float" office:value="3.53279016904132" calcext:value-type="float">
            <text:p>3.53279016904132</text:p>
          </table:table-cell>
          <table:table-cell office:value-type="float" office:value="17.0493974" calcext:value-type="float">
            <text:p>17.0493974</text:p>
          </table:table-cell>
          <table:table-cell office:value-type="float" office:value="0.372756938707667" calcext:value-type="float">
            <text:p>0.372756938707667</text:p>
          </table:table-cell>
          <table:table-cell office:value-type="float" office:value="2.21582121943828" calcext:value-type="float">
            <text:p>2.21582121943828</text:p>
          </table:table-cell>
          <table:table-cell office:value-type="float" office:value="442.701171875" calcext:value-type="float">
            <text:p>442.701171875</text:p>
          </table:table-cell>
          <table:table-cell office:value-type="float" office:value="199.791015625" calcext:value-type="float">
            <text:p>199.791015625</text:p>
          </table:table-cell>
          <table:table-cell office:value-type="float" office:value="8.25697174072266" calcext:value-type="float">
            <text:p>8.25697174072266</text:p>
          </table:table-cell>
          <table:table-cell office:value-type="float" office:value="0.0836047778896814" calcext:value-type="float">
            <text:p>0.0836047778896814</text:p>
          </table:table-cell>
        </table:table-row>
        <table:table-row table:style-name="ro1">
          <table:table-cell office:value-type="string" calcext:value-type="string">
            <text:p>allActiv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yjs</text:p>
          </table:table-cell>
          <table:table-cell office:value-type="float" office:value="98.1608827" calcext:value-type="float">
            <text:p>98.1608827</text:p>
          </table:table-cell>
          <table:table-cell office:value-type="float" office:value="1.97787140360967" calcext:value-type="float">
            <text:p>1.97787140360967</text:p>
          </table:table-cell>
          <table:table-cell office:value-type="float" office:value="23.5866362" calcext:value-type="float">
            <text:p>23.5866362</text:p>
          </table:table-cell>
          <table:table-cell office:value-type="float" office:value="0.670683925377968" calcext:value-type="float">
            <text:p>0.670683925377968</text:p>
          </table:table-cell>
          <table:table-cell office:value-type="float" office:value="2.85869758614554" calcext:value-type="float">
            <text:p>2.85869758614554</text:p>
          </table:table-cell>
          <table:table-cell office:value-type="float" office:value="564.849609375" calcext:value-type="float">
            <text:p>564.849609375</text:p>
          </table:table-cell>
          <table:table-cell office:value-type="float" office:value="197.58984375" calcext:value-type="float">
            <text:p>197.58984375</text:p>
          </table:table-cell>
          <table:table-cell office:value-type="float" office:value="6.65896835327149" calcext:value-type="float">
            <text:p>6.65896835327149</text:p>
          </table:table-cell>
          <table:table-cell office:value-type="float" office:value="0.0996448935583865" calcext:value-type="float">
            <text:p>0.0996448935583865</text:p>
          </table:table-cell>
        </table:table-row>
      </table:table>
      <table:table table:name="Save Times" table:style-name="ta1">
        <table:shapes>
          <draw:frame draw:z-index="0" draw:style-name="gr1" draw:text-style-name="P1" svg:width="5.2709in" svg:height="2.4366in" svg:x="5.35in" svg:y="0.0004in">
            <draw:object draw:notify-on-update-of-ranges="'Save Times'.A3:'Save Times'.A11 'Save Times'.B2:'Save Times'.B2 'Save Times'.B3:'Save Times'.B11 'Save Times'.A3:'Save Times'.A11 'Save Times'.C2:'Save Times'.C2 'Save Times'.C3:'Save Times'.C11 'Save Times'.A3:'Save Times'.A11 'Save Times'.D2:'Save Times'.D2 'Save Times'.D3:'Save Times'.D11 'Save Times'.A3:'Save Times'.A11 'Save Times'.E2:'Save Times'.E2 'Save Times'.E3:'Save Times'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number-columns-repeated="5" table:default-cell-style-name="Default"/>
        <table:table-row table:style-name="ro1">
          <table:table-cell office:value-type="string" calcext:value-type="string">
            <text:p>Save Time (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Users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Automerg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HLOOKUP([.$A$1]; [$data.$A$1:.$AMJ$1048576]; MATCH(1; ([$data.$B$1:.$B$100]=[.$A3])*(LOWER([$data.$C$1:.$C$100])=LOWER([.B$2])); 0); 0)" office:value-type="float" office:value="2.743894" calcext:value-type="float">
            <text:p>2.743894</text:p>
          </table:table-cell>
          <table:table-cell table:formula="of:=HLOOKUP([.$A$1]; [$data.$A$1:.$AMJ$1048576]; MATCH(1; ([$data.$B$1:.$B$100]=[.$A3])*(LOWER([$data.$C$1:.$C$100])=LOWER([.C$2])); 0); 0)" office:value-type="float" office:value="2.7084331" calcext:value-type="float">
            <text:p>2.7084331</text:p>
          </table:table-cell>
          <table:table-cell table:formula="of:=HLOOKUP([.$A$1]; [$data.$A$1:.$AMJ$1048576]; MATCH(1; ([$data.$B$1:.$B$100]=[.$A3])*(LOWER([$data.$C$1:.$C$100])=LOWER([.D$2])); 0); 0)" office:value-type="float" office:value="3.7358237" calcext:value-type="float">
            <text:p>3.7358237</text:p>
          </table:table-cell>
          <table:table-cell table:formula="of:=HLOOKUP([.$A$1]; [$data.$A$1:.$AMJ$1048576]; MATCH(1; ([$data.$B$1:.$B$100]=[.$A3])*(LOWER([$data.$C$1:.$C$100])=LOWER([.E$2])); 0); 0)" office:value-type="float" office:value="83.034857" calcext:value-type="float">
            <text:p>83.0348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HLOOKUP([.$A$1]; [$data.$A$1:.$AMJ$1048576]; MATCH(1; ([$data.$B$1:.$B$100]=[.$A4])*(LOWER([$data.$C$1:.$C$100])=LOWER([.B$2])); 0); 0)" office:value-type="float" office:value="5.4891221" calcext:value-type="float">
            <text:p>5.4891221</text:p>
          </table:table-cell>
          <table:table-cell table:formula="of:=HLOOKUP([.$A$1]; [$data.$A$1:.$AMJ$1048576]; MATCH(1; ([$data.$B$1:.$B$100]=[.$A4])*(LOWER([$data.$C$1:.$C$100])=LOWER([.C$2])); 0); 0)" office:value-type="float" office:value="5.5138069" calcext:value-type="float">
            <text:p>5.5138069</text:p>
          </table:table-cell>
          <table:table-cell table:formula="of:=HLOOKUP([.$A$1]; [$data.$A$1:.$AMJ$1048576]; MATCH(1; ([$data.$B$1:.$B$100]=[.$A4])*(LOWER([$data.$C$1:.$C$100])=LOWER([.D$2])); 0); 0)" office:value-type="float" office:value="7.886986" calcext:value-type="float">
            <text:p>7.886986</text:p>
          </table:table-cell>
          <table:table-cell table:formula="of:=HLOOKUP([.$A$1]; [$data.$A$1:.$AMJ$1048576]; MATCH(1; ([$data.$B$1:.$B$100]=[.$A4])*(LOWER([$data.$C$1:.$C$100])=LOWER([.E$2])); 0); 0)" office:value-type="float" office:value="216.8732351" calcext:value-type="float">
            <text:p>216.87323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HLOOKUP([.$A$1]; [$data.$A$1:.$AMJ$1048576]; MATCH(1; ([$data.$B$1:.$B$100]=[.$A5])*(LOWER([$data.$C$1:.$C$100])=LOWER([.B$2])); 0); 0)" office:value-type="float" office:value="8.2370752" calcext:value-type="float">
            <text:p>8.2370752</text:p>
          </table:table-cell>
          <table:table-cell table:formula="of:=HLOOKUP([.$A$1]; [$data.$A$1:.$AMJ$1048576]; MATCH(1; ([$data.$B$1:.$B$100]=[.$A5])*(LOWER([$data.$C$1:.$C$100])=LOWER([.C$2])); 0); 0)" office:value-type="float" office:value="8.2939997" calcext:value-type="float">
            <text:p>8.2939997</text:p>
          </table:table-cell>
          <table:table-cell table:formula="of:=HLOOKUP([.$A$1]; [$data.$A$1:.$AMJ$1048576]; MATCH(1; ([$data.$B$1:.$B$100]=[.$A5])*(LOWER([$data.$C$1:.$C$100])=LOWER([.D$2])); 0); 0)" office:value-type="float" office:value="11.8973927" calcext:value-type="float">
            <text:p>11.8973927</text:p>
          </table:table-cell>
          <table:table-cell table:formula="of:=HLOOKUP([.$A$1]; [$data.$A$1:.$AMJ$1048576]; MATCH(1; ([$data.$B$1:.$B$100]=[.$A5])*(LOWER([$data.$C$1:.$C$100])=LOWER([.E$2])); 0); 0)" office:value-type="float" office:value="293.5084222" calcext:value-type="float">
            <text:p>293.50842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HLOOKUP([.$A$1]; [$data.$A$1:.$AMJ$1048576]; MATCH(1; ([$data.$B$1:.$B$100]=[.$A6])*(LOWER([$data.$C$1:.$C$100])=LOWER([.B$2])); 0); 0)" office:value-type="float" office:value="12.3410257" calcext:value-type="float">
            <text:p>12.3410257</text:p>
          </table:table-cell>
          <table:table-cell table:formula="of:=HLOOKUP([.$A$1]; [$data.$A$1:.$AMJ$1048576]; MATCH(1; ([$data.$B$1:.$B$100]=[.$A6])*(LOWER([$data.$C$1:.$C$100])=LOWER([.C$2])); 0); 0)" office:value-type="float" office:value="12.4944558" calcext:value-type="float">
            <text:p>12.4944558</text:p>
          </table:table-cell>
          <table:table-cell table:formula="of:=HLOOKUP([.$A$1]; [$data.$A$1:.$AMJ$1048576]; MATCH(1; ([$data.$B$1:.$B$100]=[.$A6])*(LOWER([$data.$C$1:.$C$100])=LOWER([.D$2])); 0); 0)" office:value-type="float" office:value="15.637748" calcext:value-type="float">
            <text:p>15.637748</text:p>
          </table:table-cell>
          <table:table-cell table:formula="of:=HLOOKUP([.$A$1]; [$data.$A$1:.$AMJ$1048576]; MATCH(1; ([$data.$B$1:.$B$100]=[.$A6])*(LOWER([$data.$C$1:.$C$100])=LOWER([.E$2])); 0); 0)" office:value-type="float" office:value="275.4592708" calcext:value-type="float">
            <text:p>275.45927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HLOOKUP([.$A$1]; [$data.$A$1:.$AMJ$1048576]; MATCH(1; ([$data.$B$1:.$B$100]=[.$A7])*(LOWER([$data.$C$1:.$C$100])=LOWER([.B$2])); 0); 0)" office:value-type="float" office:value="14.5267603" calcext:value-type="float">
            <text:p>14.5267603</text:p>
          </table:table-cell>
          <table:table-cell table:formula="of:=HLOOKUP([.$A$1]; [$data.$A$1:.$AMJ$1048576]; MATCH(1; ([$data.$B$1:.$B$100]=[.$A7])*(LOWER([$data.$C$1:.$C$100])=LOWER([.C$2])); 0); 0)" office:value-type="float" office:value="15.3363848" calcext:value-type="float">
            <text:p>15.3363848</text:p>
          </table:table-cell>
          <table:table-cell table:formula="of:=HLOOKUP([.$A$1]; [$data.$A$1:.$AMJ$1048576]; MATCH(1; ([$data.$B$1:.$B$100]=[.$A7])*(LOWER([$data.$C$1:.$C$100])=LOWER([.D$2])); 0); 0)" office:value-type="float" office:value="19.51479" calcext:value-type="float">
            <text:p>19.51479</text:p>
          </table:table-cell>
          <table:table-cell table:formula="of:=HLOOKUP([.$A$1]; [$data.$A$1:.$AMJ$1048576]; MATCH(1; ([$data.$B$1:.$B$100]=[.$A7])*(LOWER([$data.$C$1:.$C$100])=LOWER([.E$2])); 0); 0)" office:value-type="float" office:value="192.653784" calcext:value-type="float">
            <text:p>192.65378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HLOOKUP([.$A$1]; [$data.$A$1:.$AMJ$1048576]; MATCH(1; ([$data.$B$1:.$B$100]=[.$A8])*(LOWER([$data.$C$1:.$C$100])=LOWER([.B$2])); 0); 0)" office:value-type="float" office:value="17.6141106" calcext:value-type="float">
            <text:p>17.6141106</text:p>
          </table:table-cell>
          <table:table-cell table:formula="of:=HLOOKUP([.$A$1]; [$data.$A$1:.$AMJ$1048576]; MATCH(1; ([$data.$B$1:.$B$100]=[.$A8])*(LOWER([$data.$C$1:.$C$100])=LOWER([.C$2])); 0); 0)" office:value-type="float" office:value="17.0493974" calcext:value-type="float">
            <text:p>17.0493974</text:p>
          </table:table-cell>
          <table:table-cell table:formula="of:=HLOOKUP([.$A$1]; [$data.$A$1:.$AMJ$1048576]; MATCH(1; ([$data.$B$1:.$B$100]=[.$A8])*(LOWER([$data.$C$1:.$C$100])=LOWER([.D$2])); 0); 0)" office:value-type="float" office:value="23.5866362" calcext:value-type="float">
            <text:p>23.5866362</text:p>
          </table:table-cell>
          <table:table-cell table:formula="of:=HLOOKUP([.$A$1]; [$data.$A$1:.$AMJ$1048576]; MATCH(1; ([$data.$B$1:.$B$100]=[.$A8])*(LOWER([$data.$C$1:.$C$100])=LOWER([.E$2])); 0); 0)" office:value-type="float" office:value="291.9153472" calcext:value-type="float">
            <text:p>291.915347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HLOOKUP([.$A$1]; [$data.$A$1:.$AMJ$1048576]; MATCH(1; ([$data.$B$1:.$B$100]=[.$A9])*(LOWER([$data.$C$1:.$C$100])=LOWER([.B$2])); 0); 0)" office:value-type="float" office:value="22.0534219" calcext:value-type="float">
            <text:p>22.0534219</text:p>
          </table:table-cell>
          <table:table-cell table:formula="of:=HLOOKUP([.$A$1]; [$data.$A$1:.$AMJ$1048576]; MATCH(1; ([$data.$B$1:.$B$100]=[.$A9])*(LOWER([$data.$C$1:.$C$100])=LOWER([.C$2])); 0); 0)" office:value-type="float" office:value="22.0162267" calcext:value-type="float">
            <text:p>22.0162267</text:p>
          </table:table-cell>
          <table:table-cell table:formula="of:=HLOOKUP([.$A$1]; [$data.$A$1:.$AMJ$1048576]; MATCH(1; ([$data.$B$1:.$B$100]=[.$A9])*(LOWER([$data.$C$1:.$C$100])=LOWER([.D$2])); 0); 0)" office:value-type="float" office:value="28.2864501" calcext:value-type="float">
            <text:p>28.2864501</text:p>
          </table:table-cell>
          <table:table-cell table:formula="of:=HLOOKUP([.$A$1]; [$data.$A$1:.$AMJ$1048576]; MATCH(1; ([$data.$B$1:.$B$100]=[.$A9])*(LOWER([$data.$C$1:.$C$100])=LOWER([.E$2])); 0); 0)" office:value-type="float" office:value="417.6569815" calcext:value-type="float">
            <text:p>417.65698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HLOOKUP([.$A$1]; [$data.$A$1:.$AMJ$1048576]; MATCH(1; ([$data.$B$1:.$B$100]=[.$A10])*(LOWER([$data.$C$1:.$C$100])=LOWER([.B$2])); 0); 0)" office:value-type="float" office:value="25.1864739" calcext:value-type="float">
            <text:p>25.1864739</text:p>
          </table:table-cell>
          <table:table-cell table:formula="of:=HLOOKUP([.$A$1]; [$data.$A$1:.$AMJ$1048576]; MATCH(1; ([$data.$B$1:.$B$100]=[.$A10])*(LOWER([$data.$C$1:.$C$100])=LOWER([.C$2])); 0); 0)" office:value-type="float" office:value="26.3651338" calcext:value-type="float">
            <text:p>26.3651338</text:p>
          </table:table-cell>
          <table:table-cell table:formula="of:=HLOOKUP([.$A$1]; [$data.$A$1:.$AMJ$1048576]; MATCH(1; ([$data.$B$1:.$B$100]=[.$A10])*(LOWER([$data.$C$1:.$C$100])=LOWER([.D$2])); 0); 0)" office:value-type="float" office:value="32.6952973" calcext:value-type="float">
            <text:p>32.6952973</text:p>
          </table:table-cell>
          <table:table-cell table:formula="of:=HLOOKUP([.$A$1]; [$data.$A$1:.$AMJ$1048576]; MATCH(1; ([$data.$B$1:.$B$100]=[.$A10])*(LOWER([$data.$C$1:.$C$100])=LOWER([.E$2])); 0); 0)" office:value-type="float" office:value="414.6630357" calcext:value-type="float">
            <text:p>414.663035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HLOOKUP([.$A$1]; [$data.$A$1:.$AMJ$1048576]; MATCH(1; ([$data.$B$1:.$B$100]=[.$A11])*(LOWER([$data.$C$1:.$C$100])=LOWER([.B$2])); 0); 0)" office:value-type="float" office:value="29.0355498" calcext:value-type="float">
            <text:p>29.0355498</text:p>
          </table:table-cell>
          <table:table-cell table:formula="of:=HLOOKUP([.$A$1]; [$data.$A$1:.$AMJ$1048576]; MATCH(1; ([$data.$B$1:.$B$100]=[.$A11])*(LOWER([$data.$C$1:.$C$100])=LOWER([.C$2])); 0); 0)" office:value-type="float" office:value="28.377333" calcext:value-type="float">
            <text:p>28.377333</text:p>
          </table:table-cell>
          <table:table-cell table:formula="of:=HLOOKUP([.$A$1]; [$data.$A$1:.$AMJ$1048576]; MATCH(1; ([$data.$B$1:.$B$100]=[.$A11])*(LOWER([$data.$C$1:.$C$100])=LOWER([.D$2])); 0); 0)" office:value-type="float" office:value="36.1528193" calcext:value-type="float">
            <text:p>36.1528193</text:p>
          </table:table-cell>
          <table:table-cell table:formula="of:=HLOOKUP([.$A$1]; [$data.$A$1:.$AMJ$1048576]; MATCH(1; ([$data.$B$1:.$B$100]=[.$A11])*(LOWER([$data.$C$1:.$C$100])=LOWER([.E$2])); 0); 0)" office:value-type="float" office:value="275.2026082" calcext:value-type="float">
            <text:p>275.2026082</text:p>
          </table:table-cell>
        </table:table-row>
      </table:table>
      <table:table table:name="Load Times" table:style-name="ta1">
        <table:shapes>
          <draw:frame draw:z-index="0" draw:style-name="gr1" draw:text-style-name="P1" svg:width="5.2709in" svg:height="2.4366in" svg:x="5.35in" svg:y="0.0004in">
            <draw:object draw:notify-on-update-of-ranges="'Load Times'.A3:'Load Times'.A11 'Load Times'.B2:'Load Times'.B2 'Load Times'.B3:'Load Times'.B11 'Load Times'.A3:'Load Times'.A11 'Load Times'.C2:'Load Times'.C2 'Load Times'.C3:'Load Times'.C11 'Load Times'.A3:'Load Times'.A11 'Load Times'.D2:'Load Times'.D2 'Load Times'.D3:'Load Times'.D11 'Load Times'.A3:'Load Times'.A11 'Load Times'.E2:'Load Times'.E2 'Load Times'.E3:'Load Times'.E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2" table:number-columns-repeated="5" table:default-cell-style-name="Default"/>
        <table:table-row table:style-name="ro1">
          <table:table-cell office:value-type="string" calcext:value-type="string">
            <text:p>Load Time (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Users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Automerg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HLOOKUP([.$A$1]; [$data.$A$1:.$AMJ$1048576]; MATCH(1; ([$data.$B$1:.$B$100]=[.$A3])*(LOWER([$data.$C$1:.$C$100])=LOWER([.B$2])); 0); 0)" office:value-type="float" office:value="22.4903556" calcext:value-type="float">
            <text:p>22.4903556</text:p>
          </table:table-cell>
          <table:table-cell table:formula="of:=HLOOKUP([.$A$1]; [$data.$A$1:.$AMJ$1048576]; MATCH(1; ([$data.$B$1:.$B$100]=[.$A3])*(LOWER([$data.$C$1:.$C$100])=LOWER([.C$2])); 0); 0)" office:value-type="float" office:value="21.4117705" calcext:value-type="float">
            <text:p>21.4117705</text:p>
          </table:table-cell>
          <table:table-cell table:formula="of:=HLOOKUP([.$A$1]; [$data.$A$1:.$AMJ$1048576]; MATCH(1; ([$data.$B$1:.$B$100]=[.$A3])*(LOWER([$data.$C$1:.$C$100])=LOWER([.D$2])); 0); 0)" office:value-type="float" office:value="8.4011342" calcext:value-type="float">
            <text:p>8.4011342</text:p>
          </table:table-cell>
          <table:table-cell table:formula="of:=HLOOKUP([.$A$1]; [$data.$A$1:.$AMJ$1048576]; MATCH(1; ([$data.$B$1:.$B$100]=[.$A3])*(LOWER([$data.$C$1:.$C$100])=LOWER([.E$2])); 0); 0)" office:value-type="float" office:value="458.8201531" calcext:value-type="float">
            <text:p>458.82015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HLOOKUP([.$A$1]; [$data.$A$1:.$AMJ$1048576]; MATCH(1; ([$data.$B$1:.$B$100]=[.$A4])*(LOWER([$data.$C$1:.$C$100])=LOWER([.B$2])); 0); 0)" office:value-type="float" office:value="54.1343186" calcext:value-type="float">
            <text:p>54.1343186</text:p>
          </table:table-cell>
          <table:table-cell table:formula="of:=HLOOKUP([.$A$1]; [$data.$A$1:.$AMJ$1048576]; MATCH(1; ([$data.$B$1:.$B$100]=[.$A4])*(LOWER([$data.$C$1:.$C$100])=LOWER([.C$2])); 0); 0)" office:value-type="float" office:value="59.1835669" calcext:value-type="float">
            <text:p>59.1835669</text:p>
          </table:table-cell>
          <table:table-cell table:formula="of:=HLOOKUP([.$A$1]; [$data.$A$1:.$AMJ$1048576]; MATCH(1; ([$data.$B$1:.$B$100]=[.$A4])*(LOWER([$data.$C$1:.$C$100])=LOWER([.D$2])); 0); 0)" office:value-type="float" office:value="17.9869686" calcext:value-type="float">
            <text:p>17.9869686</text:p>
          </table:table-cell>
          <table:table-cell table:formula="of:=HLOOKUP([.$A$1]; [$data.$A$1:.$AMJ$1048576]; MATCH(1; ([$data.$B$1:.$B$100]=[.$A4])*(LOWER([$data.$C$1:.$C$100])=LOWER([.E$2])); 0); 0)" office:value-type="float" office:value="1286.4558261" calcext:value-type="float">
            <text:p>1286.45582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HLOOKUP([.$A$1]; [$data.$A$1:.$AMJ$1048576]; MATCH(1; ([$data.$B$1:.$B$100]=[.$A5])*(LOWER([$data.$C$1:.$C$100])=LOWER([.B$2])); 0); 0)" office:value-type="float" office:value="93.4671687" calcext:value-type="float">
            <text:p>93.4671687</text:p>
          </table:table-cell>
          <table:table-cell table:formula="of:=HLOOKUP([.$A$1]; [$data.$A$1:.$AMJ$1048576]; MATCH(1; ([$data.$B$1:.$B$100]=[.$A5])*(LOWER([$data.$C$1:.$C$100])=LOWER([.C$2])); 0); 0)" office:value-type="float" office:value="90.7255969" calcext:value-type="float">
            <text:p>90.7255969</text:p>
          </table:table-cell>
          <table:table-cell table:formula="of:=HLOOKUP([.$A$1]; [$data.$A$1:.$AMJ$1048576]; MATCH(1; ([$data.$B$1:.$B$100]=[.$A5])*(LOWER([$data.$C$1:.$C$100])=LOWER([.D$2])); 0); 0)" office:value-type="float" office:value="26.6091501" calcext:value-type="float">
            <text:p>26.6091501</text:p>
          </table:table-cell>
          <table:table-cell table:formula="of:=HLOOKUP([.$A$1]; [$data.$A$1:.$AMJ$1048576]; MATCH(1; ([$data.$B$1:.$B$100]=[.$A5])*(LOWER([$data.$C$1:.$C$100])=LOWER([.E$2])); 0); 0)" office:value-type="float" office:value="5125.2512663" calcext:value-type="float">
            <text:p>5125.25126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HLOOKUP([.$A$1]; [$data.$A$1:.$AMJ$1048576]; MATCH(1; ([$data.$B$1:.$B$100]=[.$A6])*(LOWER([$data.$C$1:.$C$100])=LOWER([.B$2])); 0); 0)" office:value-type="float" office:value="150.6121189" calcext:value-type="float">
            <text:p>150.6121189</text:p>
          </table:table-cell>
          <table:table-cell table:formula="of:=HLOOKUP([.$A$1]; [$data.$A$1:.$AMJ$1048576]; MATCH(1; ([$data.$B$1:.$B$100]=[.$A6])*(LOWER([$data.$C$1:.$C$100])=LOWER([.C$2])); 0); 0)" office:value-type="float" office:value="159.2160537" calcext:value-type="float">
            <text:p>159.2160537</text:p>
          </table:table-cell>
          <table:table-cell table:formula="of:=HLOOKUP([.$A$1]; [$data.$A$1:.$AMJ$1048576]; MATCH(1; ([$data.$B$1:.$B$100]=[.$A6])*(LOWER([$data.$C$1:.$C$100])=LOWER([.D$2])); 0); 0)" office:value-type="float" office:value="44.8905233" calcext:value-type="float">
            <text:p>44.8905233</text:p>
          </table:table-cell>
          <table:table-cell table:formula="of:=HLOOKUP([.$A$1]; [$data.$A$1:.$AMJ$1048576]; MATCH(1; ([$data.$B$1:.$B$100]=[.$A6])*(LOWER([$data.$C$1:.$C$100])=LOWER([.E$2])); 0); 0)" office:value-type="float" office:value="1499.5905615" calcext:value-type="float">
            <text:p>1499.59056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HLOOKUP([.$A$1]; [$data.$A$1:.$AMJ$1048576]; MATCH(1; ([$data.$B$1:.$B$100]=[.$A7])*(LOWER([$data.$C$1:.$C$100])=LOWER([.B$2])); 0); 0)" office:value-type="float" office:value="196.4084198" calcext:value-type="float">
            <text:p>196.4084198</text:p>
          </table:table-cell>
          <table:table-cell table:formula="of:=HLOOKUP([.$A$1]; [$data.$A$1:.$AMJ$1048576]; MATCH(1; ([$data.$B$1:.$B$100]=[.$A7])*(LOWER([$data.$C$1:.$C$100])=LOWER([.C$2])); 0); 0)" office:value-type="float" office:value="186.8743163" calcext:value-type="float">
            <text:p>186.8743163</text:p>
          </table:table-cell>
          <table:table-cell table:formula="of:=HLOOKUP([.$A$1]; [$data.$A$1:.$AMJ$1048576]; MATCH(1; ([$data.$B$1:.$B$100]=[.$A7])*(LOWER([$data.$C$1:.$C$100])=LOWER([.D$2])); 0); 0)" office:value-type="float" office:value="80.3197743" calcext:value-type="float">
            <text:p>80.3197743</text:p>
          </table:table-cell>
          <table:table-cell table:formula="of:=HLOOKUP([.$A$1]; [$data.$A$1:.$AMJ$1048576]; MATCH(1; ([$data.$B$1:.$B$100]=[.$A7])*(LOWER([$data.$C$1:.$C$100])=LOWER([.E$2])); 0); 0)" office:value-type="float" office:value="1070.1653614" calcext:value-type="float">
            <text:p>1070.16536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HLOOKUP([.$A$1]; [$data.$A$1:.$AMJ$1048576]; MATCH(1; ([$data.$B$1:.$B$100]=[.$A8])*(LOWER([$data.$C$1:.$C$100])=LOWER([.B$2])); 0); 0)" office:value-type="float" office:value="216.6634291" calcext:value-type="float">
            <text:p>216.6634291</text:p>
          </table:table-cell>
          <table:table-cell table:formula="of:=HLOOKUP([.$A$1]; [$data.$A$1:.$AMJ$1048576]; MATCH(1; ([$data.$B$1:.$B$100]=[.$A8])*(LOWER([$data.$C$1:.$C$100])=LOWER([.C$2])); 0); 0)" office:value-type="float" office:value="237.5126681" calcext:value-type="float">
            <text:p>237.5126681</text:p>
          </table:table-cell>
          <table:table-cell table:formula="of:=HLOOKUP([.$A$1]; [$data.$A$1:.$AMJ$1048576]; MATCH(1; ([$data.$B$1:.$B$100]=[.$A8])*(LOWER([$data.$C$1:.$C$100])=LOWER([.D$2])); 0); 0)" office:value-type="float" office:value="98.1608827" calcext:value-type="float">
            <text:p>98.1608827</text:p>
          </table:table-cell>
          <table:table-cell table:formula="of:=HLOOKUP([.$A$1]; [$data.$A$1:.$AMJ$1048576]; MATCH(1; ([$data.$B$1:.$B$100]=[.$A8])*(LOWER([$data.$C$1:.$C$100])=LOWER([.E$2])); 0); 0)" office:value-type="float" office:value="1638.7073551" calcext:value-type="float">
            <text:p>1638.707355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HLOOKUP([.$A$1]; [$data.$A$1:.$AMJ$1048576]; MATCH(1; ([$data.$B$1:.$B$100]=[.$A9])*(LOWER([$data.$C$1:.$C$100])=LOWER([.B$2])); 0); 0)" office:value-type="float" office:value="327.4819841" calcext:value-type="float">
            <text:p>327.4819841</text:p>
          </table:table-cell>
          <table:table-cell table:formula="of:=HLOOKUP([.$A$1]; [$data.$A$1:.$AMJ$1048576]; MATCH(1; ([$data.$B$1:.$B$100]=[.$A9])*(LOWER([$data.$C$1:.$C$100])=LOWER([.C$2])); 0); 0)" office:value-type="float" office:value="279.7398804" calcext:value-type="float">
            <text:p>279.7398804</text:p>
          </table:table-cell>
          <table:table-cell table:formula="of:=HLOOKUP([.$A$1]; [$data.$A$1:.$AMJ$1048576]; MATCH(1; ([$data.$B$1:.$B$100]=[.$A9])*(LOWER([$data.$C$1:.$C$100])=LOWER([.D$2])); 0); 0)" office:value-type="float" office:value="99.196517" calcext:value-type="float">
            <text:p>99.196517</text:p>
          </table:table-cell>
          <table:table-cell table:formula="of:=HLOOKUP([.$A$1]; [$data.$A$1:.$AMJ$1048576]; MATCH(1; ([$data.$B$1:.$B$100]=[.$A9])*(LOWER([$data.$C$1:.$C$100])=LOWER([.E$2])); 0); 0)" office:value-type="float" office:value="3011.7834375" calcext:value-type="float">
            <text:p>3011.78343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HLOOKUP([.$A$1]; [$data.$A$1:.$AMJ$1048576]; MATCH(1; ([$data.$B$1:.$B$100]=[.$A10])*(LOWER([$data.$C$1:.$C$100])=LOWER([.B$2])); 0); 0)" office:value-type="float" office:value="371.4218925" calcext:value-type="float">
            <text:p>371.4218925</text:p>
          </table:table-cell>
          <table:table-cell table:formula="of:=HLOOKUP([.$A$1]; [$data.$A$1:.$AMJ$1048576]; MATCH(1; ([$data.$B$1:.$B$100]=[.$A10])*(LOWER([$data.$C$1:.$C$100])=LOWER([.C$2])); 0); 0)" office:value-type="float" office:value="379.9255371" calcext:value-type="float">
            <text:p>379.9255371</text:p>
          </table:table-cell>
          <table:table-cell table:formula="of:=HLOOKUP([.$A$1]; [$data.$A$1:.$AMJ$1048576]; MATCH(1; ([$data.$B$1:.$B$100]=[.$A10])*(LOWER([$data.$C$1:.$C$100])=LOWER([.D$2])); 0); 0)" office:value-type="float" office:value="113.0165087" calcext:value-type="float">
            <text:p>113.0165087</text:p>
          </table:table-cell>
          <table:table-cell table:formula="of:=HLOOKUP([.$A$1]; [$data.$A$1:.$AMJ$1048576]; MATCH(1; ([$data.$B$1:.$B$100]=[.$A10])*(LOWER([$data.$C$1:.$C$100])=LOWER([.E$2])); 0); 0)" office:value-type="float" office:value="9263.8598687" calcext:value-type="float">
            <text:p>9263.859868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HLOOKUP([.$A$1]; [$data.$A$1:.$AMJ$1048576]; MATCH(1; ([$data.$B$1:.$B$100]=[.$A11])*(LOWER([$data.$C$1:.$C$100])=LOWER([.B$2])); 0); 0)" office:value-type="float" office:value="439.7571728" calcext:value-type="float">
            <text:p>439.7571728</text:p>
          </table:table-cell>
          <table:table-cell table:formula="of:=HLOOKUP([.$A$1]; [$data.$A$1:.$AMJ$1048576]; MATCH(1; ([$data.$B$1:.$B$100]=[.$A11])*(LOWER([$data.$C$1:.$C$100])=LOWER([.C$2])); 0); 0)" office:value-type="float" office:value="459.1754036" calcext:value-type="float">
            <text:p>459.1754036</text:p>
          </table:table-cell>
          <table:table-cell table:formula="of:=HLOOKUP([.$A$1]; [$data.$A$1:.$AMJ$1048576]; MATCH(1; ([$data.$B$1:.$B$100]=[.$A11])*(LOWER([$data.$C$1:.$C$100])=LOWER([.D$2])); 0); 0)" office:value-type="float" office:value="152.9658092" calcext:value-type="float">
            <text:p>152.9658092</text:p>
          </table:table-cell>
          <table:table-cell table:formula="of:=HLOOKUP([.$A$1]; [$data.$A$1:.$AMJ$1048576]; MATCH(1; ([$data.$B$1:.$B$100]=[.$A11])*(LOWER([$data.$C$1:.$C$100])=LOWER([.E$2])); 0); 0)" office:value-type="float" office:value="1537.6722818" calcext:value-type="float">
            <text:p>1537.6722818</text:p>
          </table:table-cell>
        </table:table-row>
      </table:table>
      <table:table table:name="Memory" table:style-name="ta1">
        <table:shapes>
          <draw:frame draw:z-index="0" draw:style-name="gr1" draw:text-style-name="P1" svg:width="5.2709in" svg:height="2.4366in" svg:x="5.35in" svg:y="0.0004in">
            <draw:object draw:notify-on-update-of-ranges="Memory.A3:Memory.A11 Memory.B2:Memory.B2 Memory.B3:Memory.B11 Memory.A3:Memory.A11 Memory.C2:Memory.C2 Memory.C3:Memory.C11 Memory.A3:Memory.A11 Memory.D2:Memory.D2 Memory.D3:Memory.D11 Memory.A3:Memory.A11 Memory.E2:Memory.E2 Memory.E3:Memory.E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2" table:number-columns-repeated="5" table:default-cell-style-name="Default"/>
        <table:table-row table:style-name="ro1">
          <table:table-cell office:value-type="string" calcext:value-type="string">
            <text:p>Memory Used (MiB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Users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Automerg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HLOOKUP([.$A$1]; [$data.$A$1:.$AMJ$1048576]; MATCH(1; ([$data.$B$1:.$B$100]=[.$A3])*(LOWER([$data.$C$1:.$C$100])=LOWER([.B$2])); 0); 0)" office:value-type="float" office:value="1.40302886962891" calcext:value-type="float">
            <text:p>1.40302886962891</text:p>
          </table:table-cell>
          <table:table-cell table:formula="of:=HLOOKUP([.$A$1]; [$data.$A$1:.$AMJ$1048576]; MATCH(1; ([$data.$B$1:.$B$100]=[.$A3])*(LOWER([$data.$C$1:.$C$100])=LOWER([.C$2])); 0); 0)" office:value-type="float" office:value="1.40794525146484" calcext:value-type="float">
            <text:p>1.40794525146484</text:p>
          </table:table-cell>
          <table:table-cell table:formula="of:=HLOOKUP([.$A$1]; [$data.$A$1:.$AMJ$1048576]; MATCH(1; ([$data.$B$1:.$B$100]=[.$A3])*(LOWER([$data.$C$1:.$C$100])=LOWER([.D$2])); 0); 0)" office:value-type="float" office:value="1.07685852050781" calcext:value-type="float">
            <text:p>1.07685852050781</text:p>
          </table:table-cell>
          <table:table-cell table:formula="of:=HLOOKUP([.$A$1]; [$data.$A$1:.$AMJ$1048576]; MATCH(1; ([$data.$B$1:.$B$100]=[.$A3])*(LOWER([$data.$C$1:.$C$100])=LOWER([.E$2])); 0); 0)" office:value-type="float" office:value="61.819140625" calcext:value-type="float">
            <text:p>61.8191406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HLOOKUP([.$A$1]; [$data.$A$1:.$AMJ$1048576]; MATCH(1; ([$data.$B$1:.$B$100]=[.$A4])*(LOWER([$data.$C$1:.$C$100])=LOWER([.B$2])); 0); 0)" office:value-type="float" office:value="2.88089828491211" calcext:value-type="float">
            <text:p>2.88089828491211</text:p>
          </table:table-cell>
          <table:table-cell table:formula="of:=HLOOKUP([.$A$1]; [$data.$A$1:.$AMJ$1048576]; MATCH(1; ([$data.$B$1:.$B$100]=[.$A4])*(LOWER([$data.$C$1:.$C$100])=LOWER([.C$2])); 0); 0)" office:value-type="float" office:value="2.87285919189453" calcext:value-type="float">
            <text:p>2.87285919189453</text:p>
          </table:table-cell>
          <table:table-cell table:formula="of:=HLOOKUP([.$A$1]; [$data.$A$1:.$AMJ$1048576]; MATCH(1; ([$data.$B$1:.$B$100]=[.$A4])*(LOWER([$data.$C$1:.$C$100])=LOWER([.D$2])); 0); 0)" office:value-type="float" office:value="2.29413757324219" calcext:value-type="float">
            <text:p>2.29413757324219</text:p>
          </table:table-cell>
          <table:table-cell table:formula="of:=HLOOKUP([.$A$1]; [$data.$A$1:.$AMJ$1048576]; MATCH(1; ([$data.$B$1:.$B$100]=[.$A4])*(LOWER([$data.$C$1:.$C$100])=LOWER([.E$2])); 0); 0)" office:value-type="float" office:value="167.678515625" calcext:value-type="float">
            <text:p>167.6785156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HLOOKUP([.$A$1]; [$data.$A$1:.$AMJ$1048576]; MATCH(1; ([$data.$B$1:.$B$100]=[.$A5])*(LOWER([$data.$C$1:.$C$100])=LOWER([.B$2])); 0); 0)" office:value-type="float" office:value="4.13341827392578" calcext:value-type="float">
            <text:p>4.13341827392578</text:p>
          </table:table-cell>
          <table:table-cell table:formula="of:=HLOOKUP([.$A$1]; [$data.$A$1:.$AMJ$1048576]; MATCH(1; ([$data.$B$1:.$B$100]=[.$A5])*(LOWER([$data.$C$1:.$C$100])=LOWER([.C$2])); 0); 0)" office:value-type="float" office:value="4.14387283325195" calcext:value-type="float">
            <text:p>4.14387283325195</text:p>
          </table:table-cell>
          <table:table-cell table:formula="of:=HLOOKUP([.$A$1]; [$data.$A$1:.$AMJ$1048576]; MATCH(1; ([$data.$B$1:.$B$100]=[.$A5])*(LOWER([$data.$C$1:.$C$100])=LOWER([.D$2])); 0); 0)" office:value-type="float" office:value="3.38681869506836" calcext:value-type="float">
            <text:p>3.38681869506836</text:p>
          </table:table-cell>
          <table:table-cell table:formula="of:=HLOOKUP([.$A$1]; [$data.$A$1:.$AMJ$1048576]; MATCH(1; ([$data.$B$1:.$B$100]=[.$A5])*(LOWER([$data.$C$1:.$C$100])=LOWER([.E$2])); 0); 0)" office:value-type="float" office:value="211.2703125" calcext:value-type="float">
            <text:p>211.27031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HLOOKUP([.$A$1]; [$data.$A$1:.$AMJ$1048576]; MATCH(1; ([$data.$B$1:.$B$100]=[.$A6])*(LOWER([$data.$C$1:.$C$100])=LOWER([.B$2])); 0); 0)" office:value-type="float" office:value="5.92293472290039" calcext:value-type="float">
            <text:p>5.92293472290039</text:p>
          </table:table-cell>
          <table:table-cell table:formula="of:=HLOOKUP([.$A$1]; [$data.$A$1:.$AMJ$1048576]; MATCH(1; ([$data.$B$1:.$B$100]=[.$A6])*(LOWER([$data.$C$1:.$C$100])=LOWER([.C$2])); 0); 0)" office:value-type="float" office:value="5.96346054077148" calcext:value-type="float">
            <text:p>5.96346054077148</text:p>
          </table:table-cell>
          <table:table-cell table:formula="of:=HLOOKUP([.$A$1]; [$data.$A$1:.$AMJ$1048576]; MATCH(1; ([$data.$B$1:.$B$100]=[.$A6])*(LOWER([$data.$C$1:.$C$100])=LOWER([.D$2])); 0); 0)" office:value-type="float" office:value="4.51698608398438" calcext:value-type="float">
            <text:p>4.51698608398438</text:p>
          </table:table-cell>
          <table:table-cell table:formula="of:=HLOOKUP([.$A$1]; [$data.$A$1:.$AMJ$1048576]; MATCH(1; ([$data.$B$1:.$B$100]=[.$A6])*(LOWER([$data.$C$1:.$C$100])=LOWER([.E$2])); 0); 0)" office:value-type="float" office:value="187.173828125" calcext:value-type="float">
            <text:p>187.1738281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HLOOKUP([.$A$1]; [$data.$A$1:.$AMJ$1048576]; MATCH(1; ([$data.$B$1:.$B$100]=[.$A7])*(LOWER([$data.$C$1:.$C$100])=LOWER([.B$2])); 0); 0)" office:value-type="float" office:value="7.28949508666992" calcext:value-type="float">
            <text:p>7.28949508666992</text:p>
          </table:table-cell>
          <table:table-cell table:formula="of:=HLOOKUP([.$A$1]; [$data.$A$1:.$AMJ$1048576]; MATCH(1; ([$data.$B$1:.$B$100]=[.$A7])*(LOWER([$data.$C$1:.$C$100])=LOWER([.C$2])); 0); 0)" office:value-type="float" office:value="7.19692153930664" calcext:value-type="float">
            <text:p>7.19692153930664</text:p>
          </table:table-cell>
          <table:table-cell table:formula="of:=HLOOKUP([.$A$1]; [$data.$A$1:.$AMJ$1048576]; MATCH(1; ([$data.$B$1:.$B$100]=[.$A7])*(LOWER([$data.$C$1:.$C$100])=LOWER([.D$2])); 0); 0)" office:value-type="float" office:value="5.67057495117188" calcext:value-type="float">
            <text:p>5.67057495117188</text:p>
          </table:table-cell>
          <table:table-cell table:formula="of:=HLOOKUP([.$A$1]; [$data.$A$1:.$AMJ$1048576]; MATCH(1; ([$data.$B$1:.$B$100]=[.$A7])*(LOWER([$data.$C$1:.$C$100])=LOWER([.E$2])); 0); 0)" office:value-type="float" office:value="133.452734375" calcext:value-type="float">
            <text:p>133.4527343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HLOOKUP([.$A$1]; [$data.$A$1:.$AMJ$1048576]; MATCH(1; ([$data.$B$1:.$B$100]=[.$A8])*(LOWER([$data.$C$1:.$C$100])=LOWER([.B$2])); 0); 0)" office:value-type="float" office:value="8.38826065063477" calcext:value-type="float">
            <text:p>8.38826065063477</text:p>
          </table:table-cell>
          <table:table-cell table:formula="of:=HLOOKUP([.$A$1]; [$data.$A$1:.$AMJ$1048576]; MATCH(1; ([$data.$B$1:.$B$100]=[.$A8])*(LOWER([$data.$C$1:.$C$100])=LOWER([.C$2])); 0); 0)" office:value-type="float" office:value="8.25697174072266" calcext:value-type="float">
            <text:p>8.25697174072266</text:p>
          </table:table-cell>
          <table:table-cell table:formula="of:=HLOOKUP([.$A$1]; [$data.$A$1:.$AMJ$1048576]; MATCH(1; ([$data.$B$1:.$B$100]=[.$A8])*(LOWER([$data.$C$1:.$C$100])=LOWER([.D$2])); 0); 0)" office:value-type="float" office:value="6.65896835327149" calcext:value-type="float">
            <text:p>6.65896835327149</text:p>
          </table:table-cell>
          <table:table-cell table:formula="of:=HLOOKUP([.$A$1]; [$data.$A$1:.$AMJ$1048576]; MATCH(1; ([$data.$B$1:.$B$100]=[.$A8])*(LOWER([$data.$C$1:.$C$100])=LOWER([.E$2])); 0); 0)" office:value-type="float" office:value="197.737890625" calcext:value-type="float">
            <text:p>197.7378906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HLOOKUP([.$A$1]; [$data.$A$1:.$AMJ$1048576]; MATCH(1; ([$data.$B$1:.$B$100]=[.$A9])*(LOWER([$data.$C$1:.$C$100])=LOWER([.B$2])); 0); 0)" office:value-type="float" office:value="10.4871566772461" calcext:value-type="float">
            <text:p>10.4871566772461</text:p>
          </table:table-cell>
          <table:table-cell table:formula="of:=HLOOKUP([.$A$1]; [$data.$A$1:.$AMJ$1048576]; MATCH(1; ([$data.$B$1:.$B$100]=[.$A9])*(LOWER([$data.$C$1:.$C$100])=LOWER([.C$2])); 0); 0)" office:value-type="float" office:value="10.4000717163086" calcext:value-type="float">
            <text:p>10.4000717163086</text:p>
          </table:table-cell>
          <table:table-cell table:formula="of:=HLOOKUP([.$A$1]; [$data.$A$1:.$AMJ$1048576]; MATCH(1; ([$data.$B$1:.$B$100]=[.$A9])*(LOWER([$data.$C$1:.$C$100])=LOWER([.D$2])); 0); 0)" office:value-type="float" office:value="7.86329727172852" calcext:value-type="float">
            <text:p>7.86329727172852</text:p>
          </table:table-cell>
          <table:table-cell table:formula="of:=HLOOKUP([.$A$1]; [$data.$A$1:.$AMJ$1048576]; MATCH(1; ([$data.$B$1:.$B$100]=[.$A9])*(LOWER([$data.$C$1:.$C$100])=LOWER([.E$2])); 0); 0)" office:value-type="float" office:value="266.3390625" calcext:value-type="float">
            <text:p>266.33906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HLOOKUP([.$A$1]; [$data.$A$1:.$AMJ$1048576]; MATCH(1; ([$data.$B$1:.$B$100]=[.$A10])*(LOWER([$data.$C$1:.$C$100])=LOWER([.B$2])); 0); 0)" office:value-type="float" office:value="11.7777122497559" calcext:value-type="float">
            <text:p>11.7777122497559</text:p>
          </table:table-cell>
          <table:table-cell table:formula="of:=HLOOKUP([.$A$1]; [$data.$A$1:.$AMJ$1048576]; MATCH(1; ([$data.$B$1:.$B$100]=[.$A10])*(LOWER([$data.$C$1:.$C$100])=LOWER([.C$2])); 0); 0)" office:value-type="float" office:value="11.8308891296387" calcext:value-type="float">
            <text:p>11.8308891296387</text:p>
          </table:table-cell>
          <table:table-cell table:formula="of:=HLOOKUP([.$A$1]; [$data.$A$1:.$AMJ$1048576]; MATCH(1; ([$data.$B$1:.$B$100]=[.$A10])*(LOWER([$data.$C$1:.$C$100])=LOWER([.D$2])); 0); 0)" office:value-type="float" office:value="8.97283630371094" calcext:value-type="float">
            <text:p>8.97283630371094</text:p>
          </table:table-cell>
          <table:table-cell table:formula="of:=HLOOKUP([.$A$1]; [$data.$A$1:.$AMJ$1048576]; MATCH(1; ([$data.$B$1:.$B$100]=[.$A10])*(LOWER([$data.$C$1:.$C$100])=LOWER([.E$2])); 0); 0)" office:value-type="float" office:value="257.594140625" calcext:value-type="float">
            <text:p>257.59414062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HLOOKUP([.$A$1]; [$data.$A$1:.$AMJ$1048576]; MATCH(1; ([$data.$B$1:.$B$100]=[.$A11])*(LOWER([$data.$C$1:.$C$100])=LOWER([.B$2])); 0); 0)" office:value-type="float" office:value="13.294800567627" calcext:value-type="float">
            <text:p>13.294800567627</text:p>
          </table:table-cell>
          <table:table-cell table:formula="of:=HLOOKUP([.$A$1]; [$data.$A$1:.$AMJ$1048576]; MATCH(1; ([$data.$B$1:.$B$100]=[.$A11])*(LOWER([$data.$C$1:.$C$100])=LOWER([.C$2])); 0); 0)" office:value-type="float" office:value="13.2588523864746" calcext:value-type="float">
            <text:p>13.2588523864746</text:p>
          </table:table-cell>
          <table:table-cell table:formula="of:=HLOOKUP([.$A$1]; [$data.$A$1:.$AMJ$1048576]; MATCH(1; ([$data.$B$1:.$B$100]=[.$A11])*(LOWER([$data.$C$1:.$C$100])=LOWER([.D$2])); 0); 0)" office:value-type="float" office:value="10.1025672912598" calcext:value-type="float">
            <text:p>10.1025672912598</text:p>
          </table:table-cell>
          <table:table-cell table:formula="of:=HLOOKUP([.$A$1]; [$data.$A$1:.$AMJ$1048576]; MATCH(1; ([$data.$B$1:.$B$100]=[.$A11])*(LOWER([$data.$C$1:.$C$100])=LOWER([.E$2])); 0); 0)" office:value-type="float" office:value="184.2078125" calcext:value-type="float">
            <text:p>184.2078125</text:p>
          </table:table-cell>
        </table:table-row>
      </table:table>
      <table:table table:name="Saved State Size" table:style-name="ta1">
        <table:shapes>
          <draw:frame draw:z-index="0" draw:style-name="gr1" draw:text-style-name="P1" svg:width="5.2709in" svg:height="2.4366in" svg:x="5.35in" svg:y="0.0004in">
            <draw:object draw:notify-on-update-of-ranges="'Saved State Size'.A3:'Saved State Size'.A11 'Saved State Size'.B2:'Saved State Size'.B2 'Saved State Size'.B3:'Saved State Size'.B11 'Saved State Size'.A3:'Saved State Size'.A11 'Saved State Size'.C2:'Saved State Size'.C2 'Saved State Size'.C3:'Saved State Size'.C11 'Saved State Size'.A3:'Saved State Size'.A11 'Saved State Size'.D2:'Saved State Size'.D2 'Saved State Size'.D3:'Saved State Size'.D11 'Saved State Size'.A3:'Saved State Size'.A11 'Saved State Size'.E2:'Saved State Size'.E2 'Saved State Size'.E3:'Saved State Size'.E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2" table:number-columns-repeated="5" table:default-cell-style-name="Default"/>
        <table:table-row table:style-name="ro1">
          <table:table-cell office:value-type="string" calcext:value-type="string">
            <text:p>Saved State Size (KiB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Users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Automerg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HLOOKUP([.$A$1]; [$data.$A$1:.$AMJ$1048576]; MATCH(1; ([$data.$B$1:.$B$100]=[.$A3])*(LOWER([$data.$C$1:.$C$100])=LOWER([.B$2])); 0); 0)" office:value-type="float" office:value="73.8447265625" calcext:value-type="float">
            <text:p>73.8447265625</text:p>
          </table:table-cell>
          <table:table-cell table:formula="of:=HLOOKUP([.$A$1]; [$data.$A$1:.$AMJ$1048576]; MATCH(1; ([$data.$B$1:.$B$100]=[.$A3])*(LOWER([$data.$C$1:.$C$100])=LOWER([.C$2])); 0); 0)" office:value-type="float" office:value="74.57421875" calcext:value-type="float">
            <text:p>74.57421875</text:p>
          </table:table-cell>
          <table:table-cell table:formula="of:=HLOOKUP([.$A$1]; [$data.$A$1:.$AMJ$1048576]; MATCH(1; ([$data.$B$1:.$B$100]=[.$A3])*(LOWER([$data.$C$1:.$C$100])=LOWER([.D$2])); 0); 0)" office:value-type="float" office:value="90.068359375" calcext:value-type="float">
            <text:p>90.068359375</text:p>
          </table:table-cell>
          <table:table-cell table:formula="of:=HLOOKUP([.$A$1]; [$data.$A$1:.$AMJ$1048576]; MATCH(1; ([$data.$B$1:.$B$100]=[.$A3])*(LOWER([$data.$C$1:.$C$100])=LOWER([.E$2])); 0); 0)" office:value-type="float" office:value="264.9716796875" calcext:value-type="float">
            <text:p>264.97167968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HLOOKUP([.$A$1]; [$data.$A$1:.$AMJ$1048576]; MATCH(1; ([$data.$B$1:.$B$100]=[.$A4])*(LOWER([$data.$C$1:.$C$100])=LOWER([.B$2])); 0); 0)" office:value-type="float" office:value="144.4189453125" calcext:value-type="float">
            <text:p>144.4189453125</text:p>
          </table:table-cell>
          <table:table-cell table:formula="of:=HLOOKUP([.$A$1]; [$data.$A$1:.$AMJ$1048576]; MATCH(1; ([$data.$B$1:.$B$100]=[.$A4])*(LOWER([$data.$C$1:.$C$100])=LOWER([.C$2])); 0); 0)" office:value-type="float" office:value="144.2646484375" calcext:value-type="float">
            <text:p>144.2646484375</text:p>
          </table:table-cell>
          <table:table-cell table:formula="of:=HLOOKUP([.$A$1]; [$data.$A$1:.$AMJ$1048576]; MATCH(1; ([$data.$B$1:.$B$100]=[.$A4])*(LOWER([$data.$C$1:.$C$100])=LOWER([.D$2])); 0); 0)" office:value-type="float" office:value="190.193359375" calcext:value-type="float">
            <text:p>190.193359375</text:p>
          </table:table-cell>
          <table:table-cell table:formula="of:=HLOOKUP([.$A$1]; [$data.$A$1:.$AMJ$1048576]; MATCH(1; ([$data.$B$1:.$B$100]=[.$A4])*(LOWER([$data.$C$1:.$C$100])=LOWER([.E$2])); 0); 0)" office:value-type="float" office:value="867.1982421875" calcext:value-type="float">
            <text:p>867.19824218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HLOOKUP([.$A$1]; [$data.$A$1:.$AMJ$1048576]; MATCH(1; ([$data.$B$1:.$B$100]=[.$A5])*(LOWER([$data.$C$1:.$C$100])=LOWER([.B$2])); 0); 0)" office:value-type="float" office:value="221.224609375" calcext:value-type="float">
            <text:p>221.224609375</text:p>
          </table:table-cell>
          <table:table-cell table:formula="of:=HLOOKUP([.$A$1]; [$data.$A$1:.$AMJ$1048576]; MATCH(1; ([$data.$B$1:.$B$100]=[.$A5])*(LOWER([$data.$C$1:.$C$100])=LOWER([.C$2])); 0); 0)" office:value-type="float" office:value="217.7763671875" calcext:value-type="float">
            <text:p>217.7763671875</text:p>
          </table:table-cell>
          <table:table-cell table:formula="of:=HLOOKUP([.$A$1]; [$data.$A$1:.$AMJ$1048576]; MATCH(1; ([$data.$B$1:.$B$100]=[.$A5])*(LOWER([$data.$C$1:.$C$100])=LOWER([.D$2])); 0); 0)" office:value-type="float" office:value="284.0224609375" calcext:value-type="float">
            <text:p>284.0224609375</text:p>
          </table:table-cell>
          <table:table-cell table:formula="of:=HLOOKUP([.$A$1]; [$data.$A$1:.$AMJ$1048576]; MATCH(1; ([$data.$B$1:.$B$100]=[.$A5])*(LOWER([$data.$C$1:.$C$100])=LOWER([.E$2])); 0); 0)" office:value-type="float" office:value="1233.302734375" calcext:value-type="float">
            <text:p>1233.3027343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HLOOKUP([.$A$1]; [$data.$A$1:.$AMJ$1048576]; MATCH(1; ([$data.$B$1:.$B$100]=[.$A6])*(LOWER([$data.$C$1:.$C$100])=LOWER([.B$2])); 0); 0)" office:value-type="float" office:value="315.1845703125" calcext:value-type="float">
            <text:p>315.1845703125</text:p>
          </table:table-cell>
          <table:table-cell table:formula="of:=HLOOKUP([.$A$1]; [$data.$A$1:.$AMJ$1048576]; MATCH(1; ([$data.$B$1:.$B$100]=[.$A6])*(LOWER([$data.$C$1:.$C$100])=LOWER([.C$2])); 0); 0)" office:value-type="float" office:value="318.17578125" calcext:value-type="float">
            <text:p>318.17578125</text:p>
          </table:table-cell>
          <table:table-cell table:formula="of:=HLOOKUP([.$A$1]; [$data.$A$1:.$AMJ$1048576]; MATCH(1; ([$data.$B$1:.$B$100]=[.$A6])*(LOWER([$data.$C$1:.$C$100])=LOWER([.D$2])); 0); 0)" office:value-type="float" office:value="380.1025390625" calcext:value-type="float">
            <text:p>380.1025390625</text:p>
          </table:table-cell>
          <table:table-cell table:formula="of:=HLOOKUP([.$A$1]; [$data.$A$1:.$AMJ$1048576]; MATCH(1; ([$data.$B$1:.$B$100]=[.$A6])*(LOWER([$data.$C$1:.$C$100])=LOWER([.E$2])); 0); 0)" office:value-type="float" office:value="1138.76171875" calcext:value-type="float">
            <text:p>1138.761718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HLOOKUP([.$A$1]; [$data.$A$1:.$AMJ$1048576]; MATCH(1; ([$data.$B$1:.$B$100]=[.$A7])*(LOWER([$data.$C$1:.$C$100])=LOWER([.B$2])); 0); 0)" office:value-type="float" office:value="385.42578125" calcext:value-type="float">
            <text:p>385.42578125</text:p>
          </table:table-cell>
          <table:table-cell table:formula="of:=HLOOKUP([.$A$1]; [$data.$A$1:.$AMJ$1048576]; MATCH(1; ([$data.$B$1:.$B$100]=[.$A7])*(LOWER([$data.$C$1:.$C$100])=LOWER([.C$2])); 0); 0)" office:value-type="float" office:value="386.025390625" calcext:value-type="float">
            <text:p>386.025390625</text:p>
          </table:table-cell>
          <table:table-cell table:formula="of:=HLOOKUP([.$A$1]; [$data.$A$1:.$AMJ$1048576]; MATCH(1; ([$data.$B$1:.$B$100]=[.$A7])*(LOWER([$data.$C$1:.$C$100])=LOWER([.D$2])); 0); 0)" office:value-type="float" office:value="479.798828125" calcext:value-type="float">
            <text:p>479.798828125</text:p>
          </table:table-cell>
          <table:table-cell table:formula="of:=HLOOKUP([.$A$1]; [$data.$A$1:.$AMJ$1048576]; MATCH(1; ([$data.$B$1:.$B$100]=[.$A7])*(LOWER([$data.$C$1:.$C$100])=LOWER([.E$2])); 0); 0)" office:value-type="float" office:value="738.0830078125" calcext:value-type="float">
            <text:p>738.08300781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HLOOKUP([.$A$1]; [$data.$A$1:.$AMJ$1048576]; MATCH(1; ([$data.$B$1:.$B$100]=[.$A8])*(LOWER([$data.$C$1:.$C$100])=LOWER([.B$2])); 0); 0)" office:value-type="float" office:value="443.6552734375" calcext:value-type="float">
            <text:p>443.6552734375</text:p>
          </table:table-cell>
          <table:table-cell table:formula="of:=HLOOKUP([.$A$1]; [$data.$A$1:.$AMJ$1048576]; MATCH(1; ([$data.$B$1:.$B$100]=[.$A8])*(LOWER([$data.$C$1:.$C$100])=LOWER([.C$2])); 0); 0)" office:value-type="float" office:value="442.701171875" calcext:value-type="float">
            <text:p>442.701171875</text:p>
          </table:table-cell>
          <table:table-cell table:formula="of:=HLOOKUP([.$A$1]; [$data.$A$1:.$AMJ$1048576]; MATCH(1; ([$data.$B$1:.$B$100]=[.$A8])*(LOWER([$data.$C$1:.$C$100])=LOWER([.D$2])); 0); 0)" office:value-type="float" office:value="564.849609375" calcext:value-type="float">
            <text:p>564.849609375</text:p>
          </table:table-cell>
          <table:table-cell table:formula="of:=HLOOKUP([.$A$1]; [$data.$A$1:.$AMJ$1048576]; MATCH(1; ([$data.$B$1:.$B$100]=[.$A8])*(LOWER([$data.$C$1:.$C$100])=LOWER([.E$2])); 0); 0)" office:value-type="float" office:value="1122.265625" calcext:value-type="float">
            <text:p>1122.2656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HLOOKUP([.$A$1]; [$data.$A$1:.$AMJ$1048576]; MATCH(1; ([$data.$B$1:.$B$100]=[.$A9])*(LOWER([$data.$C$1:.$C$100])=LOWER([.B$2])); 0); 0)" office:value-type="float" office:value="557.0390625" calcext:value-type="float">
            <text:p>557.0390625</text:p>
          </table:table-cell>
          <table:table-cell table:formula="of:=HLOOKUP([.$A$1]; [$data.$A$1:.$AMJ$1048576]; MATCH(1; ([$data.$B$1:.$B$100]=[.$A9])*(LOWER([$data.$C$1:.$C$100])=LOWER([.C$2])); 0); 0)" office:value-type="float" office:value="546.873046875" calcext:value-type="float">
            <text:p>546.873046875</text:p>
          </table:table-cell>
          <table:table-cell table:formula="of:=HLOOKUP([.$A$1]; [$data.$A$1:.$AMJ$1048576]; MATCH(1; ([$data.$B$1:.$B$100]=[.$A9])*(LOWER([$data.$C$1:.$C$100])=LOWER([.D$2])); 0); 0)" office:value-type="float" office:value="668.212890625" calcext:value-type="float">
            <text:p>668.212890625</text:p>
          </table:table-cell>
          <table:table-cell table:formula="of:=HLOOKUP([.$A$1]; [$data.$A$1:.$AMJ$1048576]; MATCH(1; ([$data.$B$1:.$B$100]=[.$A9])*(LOWER([$data.$C$1:.$C$100])=LOWER([.E$2])); 0); 0)" office:value-type="float" office:value="1607.1162109375" calcext:value-type="float">
            <text:p>1607.11621093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HLOOKUP([.$A$1]; [$data.$A$1:.$AMJ$1048576]; MATCH(1; ([$data.$B$1:.$B$100]=[.$A10])*(LOWER([$data.$C$1:.$C$100])=LOWER([.B$2])); 0); 0)" office:value-type="float" office:value="634.38671875" calcext:value-type="float">
            <text:p>634.38671875</text:p>
          </table:table-cell>
          <table:table-cell table:formula="of:=HLOOKUP([.$A$1]; [$data.$A$1:.$AMJ$1048576]; MATCH(1; ([$data.$B$1:.$B$100]=[.$A10])*(LOWER([$data.$C$1:.$C$100])=LOWER([.C$2])); 0); 0)" office:value-type="float" office:value="629.138671875" calcext:value-type="float">
            <text:p>629.138671875</text:p>
          </table:table-cell>
          <table:table-cell table:formula="of:=HLOOKUP([.$A$1]; [$data.$A$1:.$AMJ$1048576]; MATCH(1; ([$data.$B$1:.$B$100]=[.$A10])*(LOWER([$data.$C$1:.$C$100])=LOWER([.D$2])); 0); 0)" office:value-type="float" office:value="779.482421875" calcext:value-type="float">
            <text:p>779.482421875</text:p>
          </table:table-cell>
          <table:table-cell table:formula="of:=HLOOKUP([.$A$1]; [$data.$A$1:.$AMJ$1048576]; MATCH(1; ([$data.$B$1:.$B$100]=[.$A10])*(LOWER([$data.$C$1:.$C$100])=LOWER([.E$2])); 0); 0)" office:value-type="float" office:value="1692.5048828125" calcext:value-type="float">
            <text:p>1692.504882812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HLOOKUP([.$A$1]; [$data.$A$1:.$AMJ$1048576]; MATCH(1; ([$data.$B$1:.$B$100]=[.$A11])*(LOWER([$data.$C$1:.$C$100])=LOWER([.B$2])); 0); 0)" office:value-type="float" office:value="702.654296875" calcext:value-type="float">
            <text:p>702.654296875</text:p>
          </table:table-cell>
          <table:table-cell table:formula="of:=HLOOKUP([.$A$1]; [$data.$A$1:.$AMJ$1048576]; MATCH(1; ([$data.$B$1:.$B$100]=[.$A11])*(LOWER([$data.$C$1:.$C$100])=LOWER([.C$2])); 0); 0)" office:value-type="float" office:value="705.6708984375" calcext:value-type="float">
            <text:p>705.6708984375</text:p>
          </table:table-cell>
          <table:table-cell table:formula="of:=HLOOKUP([.$A$1]; [$data.$A$1:.$AMJ$1048576]; MATCH(1; ([$data.$B$1:.$B$100]=[.$A11])*(LOWER([$data.$C$1:.$C$100])=LOWER([.D$2])); 0); 0)" office:value-type="float" office:value="861.244140625" calcext:value-type="float">
            <text:p>861.244140625</text:p>
          </table:table-cell>
          <table:table-cell table:formula="of:=HLOOKUP([.$A$1]; [$data.$A$1:.$AMJ$1048576]; MATCH(1; ([$data.$B$1:.$B$100]=[.$A11])*(LOWER([$data.$C$1:.$C$100])=LOWER([.E$2])); 0); 0)" office:value-type="float" office:value="1119.4052734375" calcext:value-type="float">
            <text:p>1119.4052734375</text:p>
          </table:table-cell>
        </table:table-row>
      </table:table>
      <table:table table:name="Saved Size Ratio" table:style-name="ta1">
        <table:shapes>
          <draw:frame draw:z-index="0" draw:style-name="gr1" draw:text-style-name="P1" svg:width="5.2709in" svg:height="2.4366in" svg:x="5.35in" svg:y="0.0004in">
            <draw:object draw:notify-on-update-of-ranges="'Saved Size Ratio'.A3:'Saved Size Ratio'.A11 'Saved Size Ratio'.B2:'Saved Size Ratio'.B2 'Saved Size Ratio'.B3:'Saved Size Ratio'.B11 'Saved Size Ratio'.A3:'Saved Size Ratio'.A11 'Saved Size Ratio'.C2:'Saved Size Ratio'.C2 'Saved Size Ratio'.C3:'Saved Size Ratio'.C11 'Saved Size Ratio'.A3:'Saved Size Ratio'.A11 'Saved Size Ratio'.D2:'Saved Size Ratio'.D2 'Saved Size Ratio'.D3:'Saved Size Ratio'.D11 'Saved Size Ratio'.A3:'Saved Size Ratio'.A11 'Saved Size Ratio'.E2:'Saved Size Ratio'.E2 'Saved Size Ratio'.E3:'Saved Size Ratio'.E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2" table:number-columns-repeated="5" table:default-cell-style-name="Default"/>
        <table:table-row table:style-name="ro1">
          <table:table-cell office:value-type="string" calcext:value-type="string">
            <text:p>Saved State Size Rat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Users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Automerg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HLOOKUP([.$A$1]; [$data.$A$1:.$AMJ$1048576]; MATCH(1; ([$data.$B$1:.$B$100]=[.$A3])*(LOWER([$data.$C$1:.$C$100])=LOWER([.B$2])); 0); 0)" office:value-type="float" office:value="2.17003386328416" calcext:value-type="float">
            <text:p>2.17003386328416</text:p>
          </table:table-cell>
          <table:table-cell table:formula="of:=HLOOKUP([.$A$1]; [$data.$A$1:.$AMJ$1048576]; MATCH(1; ([$data.$B$1:.$B$100]=[.$A3])*(LOWER([$data.$C$1:.$C$100])=LOWER([.C$2])); 0); 0)" office:value-type="float" office:value="2.1757365092028" calcext:value-type="float">
            <text:p>2.1757365092028</text:p>
          </table:table-cell>
          <table:table-cell table:formula="of:=HLOOKUP([.$A$1]; [$data.$A$1:.$AMJ$1048576]; MATCH(1; ([$data.$B$1:.$B$100]=[.$A3])*(LOWER([$data.$C$1:.$C$100])=LOWER([.D$2])); 0); 0)" office:value-type="float" office:value="2.72097002596177" calcext:value-type="float">
            <text:p>2.72097002596177</text:p>
          </table:table-cell>
          <table:table-cell table:formula="of:=HLOOKUP([.$A$1]; [$data.$A$1:.$AMJ$1048576]; MATCH(1; ([$data.$B$1:.$B$100]=[.$A3])*(LOWER([$data.$C$1:.$C$100])=LOWER([.E$2])); 0); 0)" office:value-type="float" office:value="5.87334675411823" calcext:value-type="float">
            <text:p>5.873346754118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HLOOKUP([.$A$1]; [$data.$A$1:.$AMJ$1048576]; MATCH(1; ([$data.$B$1:.$B$100]=[.$A4])*(LOWER([$data.$C$1:.$C$100])=LOWER([.B$2])); 0); 0)" office:value-type="float" office:value="2.46347720344489" calcext:value-type="float">
            <text:p>2.46347720344489</text:p>
          </table:table-cell>
          <table:table-cell table:formula="of:=HLOOKUP([.$A$1]; [$data.$A$1:.$AMJ$1048576]; MATCH(1; ([$data.$B$1:.$B$100]=[.$A4])*(LOWER([$data.$C$1:.$C$100])=LOWER([.C$2])); 0); 0)" office:value-type="float" office:value="2.46211666666667" calcext:value-type="float">
            <text:p>2.46211666666667</text:p>
          </table:table-cell>
          <table:table-cell table:formula="of:=HLOOKUP([.$A$1]; [$data.$A$1:.$AMJ$1048576]; MATCH(1; ([$data.$B$1:.$B$100]=[.$A4])*(LOWER([$data.$C$1:.$C$100])=LOWER([.D$2])); 0); 0)" office:value-type="float" office:value="3.06078893603646" calcext:value-type="float">
            <text:p>3.06078893603646</text:p>
          </table:table-cell>
          <table:table-cell table:formula="of:=HLOOKUP([.$A$1]; [$data.$A$1:.$AMJ$1048576]; MATCH(1; ([$data.$B$1:.$B$100]=[.$A4])*(LOWER([$data.$C$1:.$C$100])=LOWER([.E$2])); 0); 0)" office:value-type="float" office:value="11.5073539892962" calcext:value-type="float">
            <text:p>11.50735398929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HLOOKUP([.$A$1]; [$data.$A$1:.$AMJ$1048576]; MATCH(1; ([$data.$B$1:.$B$100]=[.$A5])*(LOWER([$data.$C$1:.$C$100])=LOWER([.B$2])); 0); 0)" office:value-type="float" office:value="2.22780154398387" calcext:value-type="float">
            <text:p>2.22780154398387</text:p>
          </table:table-cell>
          <table:table-cell table:formula="of:=HLOOKUP([.$A$1]; [$data.$A$1:.$AMJ$1048576]; MATCH(1; ([$data.$B$1:.$B$100]=[.$A5])*(LOWER([$data.$C$1:.$C$100])=LOWER([.C$2])); 0); 0)" office:value-type="float" office:value="2.21820695691962" calcext:value-type="float">
            <text:p>2.21820695691962</text:p>
          </table:table-cell>
          <table:table-cell table:formula="of:=HLOOKUP([.$A$1]; [$data.$A$1:.$AMJ$1048576]; MATCH(1; ([$data.$B$1:.$B$100]=[.$A5])*(LOWER([$data.$C$1:.$C$100])=LOWER([.D$2])); 0); 0)" office:value-type="float" office:value="2.80575546508711" calcext:value-type="float">
            <text:p>2.80575546508711</text:p>
          </table:table-cell>
          <table:table-cell table:formula="of:=HLOOKUP([.$A$1]; [$data.$A$1:.$AMJ$1048576]; MATCH(1; ([$data.$B$1:.$B$100]=[.$A5])*(LOWER([$data.$C$1:.$C$100])=LOWER([.E$2])); 0); 0)" office:value-type="float" office:value="11.4586350191446" calcext:value-type="float">
            <text:p>11.45863501914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HLOOKUP([.$A$1]; [$data.$A$1:.$AMJ$1048576]; MATCH(1; ([$data.$B$1:.$B$100]=[.$A6])*(LOWER([$data.$C$1:.$C$100])=LOWER([.B$2])); 0); 0)" office:value-type="float" office:value="2.31409396935564" calcext:value-type="float">
            <text:p>2.31409396935564</text:p>
          </table:table-cell>
          <table:table-cell table:formula="of:=HLOOKUP([.$A$1]; [$data.$A$1:.$AMJ$1048576]; MATCH(1; ([$data.$B$1:.$B$100]=[.$A6])*(LOWER([$data.$C$1:.$C$100])=LOWER([.C$2])); 0); 0)" office:value-type="float" office:value="2.31239620150747" calcext:value-type="float">
            <text:p>2.31239620150747</text:p>
          </table:table-cell>
          <table:table-cell table:formula="of:=HLOOKUP([.$A$1]; [$data.$A$1:.$AMJ$1048576]; MATCH(1; ([$data.$B$1:.$B$100]=[.$A6])*(LOWER([$data.$C$1:.$C$100])=LOWER([.D$2])); 0); 0)" office:value-type="float" office:value="2.8620958431684" calcext:value-type="float">
            <text:p>2.8620958431684</text:p>
          </table:table-cell>
          <table:table-cell table:formula="of:=HLOOKUP([.$A$1]; [$data.$A$1:.$AMJ$1048576]; MATCH(1; ([$data.$B$1:.$B$100]=[.$A6])*(LOWER([$data.$C$1:.$C$100])=LOWER([.E$2])); 0); 0)" office:value-type="float" office:value="7.35779006082633" calcext:value-type="float">
            <text:p>7.357790060826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HLOOKUP([.$A$1]; [$data.$A$1:.$AMJ$1048576]; MATCH(1; ([$data.$B$1:.$B$100]=[.$A7])*(LOWER([$data.$C$1:.$C$100])=LOWER([.B$2])); 0); 0)" office:value-type="float" office:value="2.27599649381805" calcext:value-type="float">
            <text:p>2.27599649381805</text:p>
          </table:table-cell>
          <table:table-cell table:formula="of:=HLOOKUP([.$A$1]; [$data.$A$1:.$AMJ$1048576]; MATCH(1; ([$data.$B$1:.$B$100]=[.$A7])*(LOWER([$data.$C$1:.$C$100])=LOWER([.C$2])); 0); 0)" office:value-type="float" office:value="2.24318741558751" calcext:value-type="float">
            <text:p>2.24318741558751</text:p>
          </table:table-cell>
          <table:table-cell table:formula="of:=HLOOKUP([.$A$1]; [$data.$A$1:.$AMJ$1048576]; MATCH(1; ([$data.$B$1:.$B$100]=[.$A7])*(LOWER([$data.$C$1:.$C$100])=LOWER([.D$2])); 0); 0)" office:value-type="float" office:value="2.89415118902457" calcext:value-type="float">
            <text:p>2.89415118902457</text:p>
          </table:table-cell>
          <table:table-cell table:formula="of:=HLOOKUP([.$A$1]; [$data.$A$1:.$AMJ$1048576]; MATCH(1; ([$data.$B$1:.$B$100]=[.$A7])*(LOWER([$data.$C$1:.$C$100])=LOWER([.E$2])); 0); 0)" office:value-type="float" office:value="7.38927289969985" calcext:value-type="float">
            <text:p>7.3892728996998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HLOOKUP([.$A$1]; [$data.$A$1:.$AMJ$1048576]; MATCH(1; ([$data.$B$1:.$B$100]=[.$A8])*(LOWER([$data.$C$1:.$C$100])=LOWER([.B$2])); 0); 0)" office:value-type="float" office:value="2.22332444270438" calcext:value-type="float">
            <text:p>2.22332444270438</text:p>
          </table:table-cell>
          <table:table-cell table:formula="of:=HLOOKUP([.$A$1]; [$data.$A$1:.$AMJ$1048576]; MATCH(1; ([$data.$B$1:.$B$100]=[.$A8])*(LOWER([$data.$C$1:.$C$100])=LOWER([.C$2])); 0); 0)" office:value-type="float" office:value="2.21582121943828" calcext:value-type="float">
            <text:p>2.21582121943828</text:p>
          </table:table-cell>
          <table:table-cell table:formula="of:=HLOOKUP([.$A$1]; [$data.$A$1:.$AMJ$1048576]; MATCH(1; ([$data.$B$1:.$B$100]=[.$A8])*(LOWER([$data.$C$1:.$C$100])=LOWER([.D$2])); 0); 0)" office:value-type="float" office:value="2.85869758614554" calcext:value-type="float">
            <text:p>2.85869758614554</text:p>
          </table:table-cell>
          <table:table-cell table:formula="of:=HLOOKUP([.$A$1]; [$data.$A$1:.$AMJ$1048576]; MATCH(1; ([$data.$B$1:.$B$100]=[.$A8])*(LOWER([$data.$C$1:.$C$100])=LOWER([.E$2])); 0); 0)" office:value-type="float" office:value="8.08891328983396" calcext:value-type="float">
            <text:p>8.0889132898339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HLOOKUP([.$A$1]; [$data.$A$1:.$AMJ$1048576]; MATCH(1; ([$data.$B$1:.$B$100]=[.$A9])*(LOWER([$data.$C$1:.$C$100])=LOWER([.B$2])); 0); 0)" office:value-type="float" office:value="2.25376643183677" calcext:value-type="float">
            <text:p>2.25376643183677</text:p>
          </table:table-cell>
          <table:table-cell table:formula="of:=HLOOKUP([.$A$1]; [$data.$A$1:.$AMJ$1048576]; MATCH(1; ([$data.$B$1:.$B$100]=[.$A9])*(LOWER([$data.$C$1:.$C$100])=LOWER([.C$2])); 0); 0)" office:value-type="float" office:value="2.24650686992278" calcext:value-type="float">
            <text:p>2.24650686992278</text:p>
          </table:table-cell>
          <table:table-cell table:formula="of:=HLOOKUP([.$A$1]; [$data.$A$1:.$AMJ$1048576]; MATCH(1; ([$data.$B$1:.$B$100]=[.$A9])*(LOWER([$data.$C$1:.$C$100])=LOWER([.D$2])); 0); 0)" office:value-type="float" office:value="2.89278210174307" calcext:value-type="float">
            <text:p>2.89278210174307</text:p>
          </table:table-cell>
          <table:table-cell table:formula="of:=HLOOKUP([.$A$1]; [$data.$A$1:.$AMJ$1048576]; MATCH(1; ([$data.$B$1:.$B$100]=[.$A9])*(LOWER([$data.$C$1:.$C$100])=LOWER([.E$2])); 0); 0)" office:value-type="float" office:value="8.3530202977408" calcext:value-type="float">
            <text:p>8.35302029774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HLOOKUP([.$A$1]; [$data.$A$1:.$AMJ$1048576]; MATCH(1; ([$data.$B$1:.$B$100]=[.$A10])*(LOWER([$data.$C$1:.$C$100])=LOWER([.B$2])); 0); 0)" office:value-type="float" office:value="2.27426514865073" calcext:value-type="float">
            <text:p>2.27426514865073</text:p>
          </table:table-cell>
          <table:table-cell table:formula="of:=HLOOKUP([.$A$1]; [$data.$A$1:.$AMJ$1048576]; MATCH(1; ([$data.$B$1:.$B$100]=[.$A10])*(LOWER([$data.$C$1:.$C$100])=LOWER([.C$2])); 0); 0)" office:value-type="float" office:value="2.31899614483332" calcext:value-type="float">
            <text:p>2.31899614483332</text:p>
          </table:table-cell>
          <table:table-cell table:formula="of:=HLOOKUP([.$A$1]; [$data.$A$1:.$AMJ$1048576]; MATCH(1; ([$data.$B$1:.$B$100]=[.$A10])*(LOWER([$data.$C$1:.$C$100])=LOWER([.D$2])); 0); 0)" office:value-type="float" office:value="2.87042298093313" calcext:value-type="float">
            <text:p>2.87042298093313</text:p>
          </table:table-cell>
          <table:table-cell table:formula="of:=HLOOKUP([.$A$1]; [$data.$A$1:.$AMJ$1048576]; MATCH(1; ([$data.$B$1:.$B$100]=[.$A10])*(LOWER([$data.$C$1:.$C$100])=LOWER([.E$2])); 0); 0)" office:value-type="float" office:value="10.7253807452148" calcext:value-type="float">
            <text:p>10.725380745214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HLOOKUP([.$A$1]; [$data.$A$1:.$AMJ$1048576]; MATCH(1; ([$data.$B$1:.$B$100]=[.$A11])*(LOWER([$data.$C$1:.$C$100])=LOWER([.B$2])); 0); 0)" office:value-type="float" office:value="2.24243217552553" calcext:value-type="float">
            <text:p>2.24243217552553</text:p>
          </table:table-cell>
          <table:table-cell table:formula="of:=HLOOKUP([.$A$1]; [$data.$A$1:.$AMJ$1048576]; MATCH(1; ([$data.$B$1:.$B$100]=[.$A11])*(LOWER([$data.$C$1:.$C$100])=LOWER([.C$2])); 0); 0)" office:value-type="float" office:value="2.26365746614414" calcext:value-type="float">
            <text:p>2.26365746614414</text:p>
          </table:table-cell>
          <table:table-cell table:formula="of:=HLOOKUP([.$A$1]; [$data.$A$1:.$AMJ$1048576]; MATCH(1; ([$data.$B$1:.$B$100]=[.$A11])*(LOWER([$data.$C$1:.$C$100])=LOWER([.D$2])); 0); 0)" office:value-type="float" office:value="2.83900438446829" calcext:value-type="float">
            <text:p>2.83900438446829</text:p>
          </table:table-cell>
          <table:table-cell table:formula="of:=HLOOKUP([.$A$1]; [$data.$A$1:.$AMJ$1048576]; MATCH(1; ([$data.$B$1:.$B$100]=[.$A11])*(LOWER([$data.$C$1:.$C$100])=LOWER([.E$2])); 0); 0)" office:value-type="float" office:value="10.8490857121224" calcext:value-type="float">
            <text:p>10.84908571212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21T10:15:36.015275753</dc:date>
    <meta:editing-duration>PT15M19S</meta:editing-duration>
    <meta:editing-cycles>7</meta:editing-cycles>
    <meta:document-statistic meta:table-count="6" meta:cell-count="699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6" chart:maximum="144" chart:origin="0" chart:interval-major="16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389cm" svg:height="6.19cm" xlink:href=".." xlink:type="simple" chart:class="chart:scatter" chart:style-name="ch1">
        <chart:legend chart:legend-position="end" svg:x="10.008cm" svg:y="2.049cm" style:legend-expansion="high" chart:style-name="ch2"/>
        <chart:plot-area chart:style-name="ch3" table:cell-range-address="'Save Times'.A3:'Save Times'.E11 'Save Times'.B2:'Save Times'.E2" chart:data-source-has-labels="row" svg:x="1.278cm" svg:y="0.123cm" svg:width="8.463cm" svg:height="4.963cm">
          <chart:coordinate-region svg:x="2.085cm" svg:y="0.322cm" svg:width="7.376cm" svg:height="4.117cm"/>
          <chart:axis chart:dimension="x" chart:name="primary-x" chart:style-name="ch4">
            <chart:title svg:x="4.896cm" svg:y="5.209cm" chart:style-name="ch5">
              <text:p># Users</text:p>
            </chart:title>
          </chart:axis>
          <chart:axis chart:dimension="y" chart:name="primary-y" chart:style-name="ch6">
            <chart:title svg:x="0.451cm" svg:y="3.733cm" chart:style-name="ch7">
              <text:p>Save time (ms)</text:p>
            </chart:title>
            <chart:grid chart:style-name="ch8" chart:class="major"/>
          </chart:axis>
          <chart:series chart:style-name="ch9" chart:values-cell-range-address="'Save Times'.B3:'Save Times'.B11" chart:label-cell-address="'Save Times'.B2:'Save Times'.B2" chart:class="chart:scatter">
            <chart:domain table:cell-range-address="'Save Times'.A3:'Save Times'.A11"/>
            <chart:data-point chart:repeated="9"/>
          </chart:series>
          <chart:series chart:style-name="ch10" chart:values-cell-range-address="'Save Times'.C3:'Save Times'.C11" chart:label-cell-address="'Save Times'.C2:'Save Times'.C2" chart:class="chart:scatter">
            <chart:data-point chart:repeated="9"/>
          </chart:series>
          <chart:series chart:style-name="ch11" chart:values-cell-range-address="'Save Times'.D3:'Save Times'.D11" chart:label-cell-address="'Save Times'.D2:'Save Times'.D2" chart:class="chart:scatter">
            <chart:data-point chart:repeated="9"/>
          </chart:series>
          <chart:series chart:style-name="ch12" chart:values-cell-range-address="'Save Times'.E3:'Save Times'.E11" chart:label-cell-address="'Save Times'.E2:'Save Times'.E2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labs</text:p>
                <draw:g>
                  <svg:desc>'Save Times'.B2:'Save Times'.B2</svg:desc>
                </draw:g>
              </table:table-cell>
              <table:table-cell office:value-type="string">
                <text:p>CollabsNoVC</text:p>
                <draw:g>
                  <svg:desc>'Save Times'.C2:'Save Times'.C2</svg:desc>
                </draw:g>
              </table:table-cell>
              <table:table-cell office:value-type="string">
                <text:p>Yjs</text:p>
                <draw:g>
                  <svg:desc>'Save Times'.D2:'Save Times'.D2</svg:desc>
                </draw:g>
              </table:table-cell>
              <table:table-cell office:value-type="string">
                <text:p>Automerge</text:p>
                <draw:g>
                  <svg:desc>'Save Times'.E2:'Save Times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Save Times'.A3:'Save Times'.A11</svg:desc>
                </draw:g>
              </table:table-cell>
              <table:table-cell office:value-type="float" office:value="2.743894">
                <text:p>2.743894</text:p>
                <draw:g>
                  <svg:desc>'Save Times'.B3:'Save Times'.B11</svg:desc>
                </draw:g>
              </table:table-cell>
              <table:table-cell office:value-type="float" office:value="2.7084331">
                <text:p>2.7084331</text:p>
                <draw:g>
                  <svg:desc>'Save Times'.C3:'Save Times'.C11</svg:desc>
                </draw:g>
              </table:table-cell>
              <table:table-cell office:value-type="float" office:value="3.7358237">
                <text:p>3.7358237</text:p>
                <draw:g>
                  <svg:desc>'Save Times'.D3:'Save Times'.D11</svg:desc>
                </draw:g>
              </table:table-cell>
              <table:table-cell office:value-type="float" office:value="83.034857">
                <text:p>83.034857</text:p>
                <draw:g>
                  <svg:desc>'Save Times'.E3:'Save Times'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5.4891221">
                <text:p>5.4891221</text:p>
              </table:table-cell>
              <table:table-cell office:value-type="float" office:value="5.5138069">
                <text:p>5.5138069</text:p>
              </table:table-cell>
              <table:table-cell office:value-type="float" office:value="7.886986">
                <text:p>7.886986</text:p>
              </table:table-cell>
              <table:table-cell office:value-type="float" office:value="216.8732351">
                <text:p>216.87323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8.2370752">
                <text:p>8.2370752</text:p>
              </table:table-cell>
              <table:table-cell office:value-type="float" office:value="8.2939997">
                <text:p>8.2939997</text:p>
              </table:table-cell>
              <table:table-cell office:value-type="float" office:value="11.8973927">
                <text:p>11.8973927</text:p>
              </table:table-cell>
              <table:table-cell office:value-type="float" office:value="293.5084222">
                <text:p>293.5084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12.3410257">
                <text:p>12.3410257</text:p>
              </table:table-cell>
              <table:table-cell office:value-type="float" office:value="12.4944558">
                <text:p>12.4944558</text:p>
              </table:table-cell>
              <table:table-cell office:value-type="float" office:value="15.637748">
                <text:p>15.637748</text:p>
              </table:table-cell>
              <table:table-cell office:value-type="float" office:value="275.4592708">
                <text:p>275.45927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4.5267603">
                <text:p>14.5267603</text:p>
              </table:table-cell>
              <table:table-cell office:value-type="float" office:value="15.3363848">
                <text:p>15.3363848</text:p>
              </table:table-cell>
              <table:table-cell office:value-type="float" office:value="19.51479">
                <text:p>19.51479</text:p>
              </table:table-cell>
              <table:table-cell office:value-type="float" office:value="192.653784">
                <text:p>192.6537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17.6141106">
                <text:p>17.6141106</text:p>
              </table:table-cell>
              <table:table-cell office:value-type="float" office:value="17.0493974">
                <text:p>17.0493974</text:p>
              </table:table-cell>
              <table:table-cell office:value-type="float" office:value="23.5866362">
                <text:p>23.5866362</text:p>
              </table:table-cell>
              <table:table-cell office:value-type="float" office:value="291.9153472">
                <text:p>291.9153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22.0534219">
                <text:p>22.0534219</text:p>
              </table:table-cell>
              <table:table-cell office:value-type="float" office:value="22.0162267">
                <text:p>22.0162267</text:p>
              </table:table-cell>
              <table:table-cell office:value-type="float" office:value="28.2864501">
                <text:p>28.2864501</text:p>
              </table:table-cell>
              <table:table-cell office:value-type="float" office:value="417.6569815">
                <text:p>417.6569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25.1864739">
                <text:p>25.1864739</text:p>
              </table:table-cell>
              <table:table-cell office:value-type="float" office:value="26.3651338">
                <text:p>26.3651338</text:p>
              </table:table-cell>
              <table:table-cell office:value-type="float" office:value="32.6952973">
                <text:p>32.6952973</text:p>
              </table:table-cell>
              <table:table-cell office:value-type="float" office:value="414.6630357">
                <text:p>414.6630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">
                <text:p>144</text:p>
              </table:table-cell>
              <table:table-cell office:value-type="float" office:value="29.0355498">
                <text:p>29.0355498</text:p>
              </table:table-cell>
              <table:table-cell office:value-type="float" office:value="28.377333">
                <text:p>28.377333</text:p>
              </table:table-cell>
              <table:table-cell office:value-type="float" office:value="36.1528193">
                <text:p>36.1528193</text:p>
              </table:table-cell>
              <table:table-cell office:value-type="float" office:value="275.2026082">
                <text:p>275.20260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6" chart:maximum="144" chart:origin="0" chart:interval-major="16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389cm" svg:height="6.19cm" xlink:href=".." xlink:type="simple" chart:class="chart:scatter" chart:style-name="ch1">
        <chart:legend chart:legend-position="end" svg:x="10.008cm" svg:y="2.049cm" style:legend-expansion="high" chart:style-name="ch2"/>
        <chart:plot-area chart:style-name="ch3" table:cell-range-address="'Load Times'.A3:'Load Times'.E11 'Load Times'.B2:'Load Times'.E2" chart:data-source-has-labels="row" svg:x="1.278cm" svg:y="0.123cm" svg:width="8.463cm" svg:height="4.963cm">
          <chart:coordinate-region svg:x="2.269cm" svg:y="0.322cm" svg:width="7.191cm" svg:height="4.117cm"/>
          <chart:axis chart:dimension="x" chart:name="primary-x" chart:style-name="ch4">
            <chart:title svg:x="4.896cm" svg:y="5.209cm" chart:style-name="ch5">
              <text:p># Users</text:p>
            </chart:title>
          </chart:axis>
          <chart:axis chart:dimension="y" chart:name="primary-y" chart:style-name="ch6">
            <chart:title svg:x="0.451cm" svg:y="3.733cm" chart:style-name="ch7">
              <text:p>Load time (ms)</text:p>
            </chart:title>
            <chart:grid chart:style-name="ch8" chart:class="major"/>
          </chart:axis>
          <chart:series chart:style-name="ch9" chart:values-cell-range-address="'Load Times'.B3:'Load Times'.B11" chart:label-cell-address="'Load Times'.B2:'Load Times'.B2" chart:class="chart:scatter">
            <chart:domain table:cell-range-address="'Load Times'.A3:'Load Times'.A11"/>
            <chart:data-point chart:repeated="9"/>
          </chart:series>
          <chart:series chart:style-name="ch10" chart:values-cell-range-address="'Load Times'.C3:'Load Times'.C11" chart:label-cell-address="'Load Times'.C2:'Load Times'.C2" chart:class="chart:scatter">
            <chart:data-point chart:repeated="9"/>
          </chart:series>
          <chart:series chart:style-name="ch11" chart:values-cell-range-address="'Load Times'.D3:'Load Times'.D11" chart:label-cell-address="'Load Times'.D2:'Load Times'.D2" chart:class="chart:scatter">
            <chart:data-point chart:repeated="9"/>
          </chart:series>
          <chart:series chart:style-name="ch12" chart:values-cell-range-address="'Load Times'.E3:'Load Times'.E11" chart:label-cell-address="'Load Times'.E2:'Load Times'.E2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labs</text:p>
                <draw:g>
                  <svg:desc>'Load Times'.B2:'Load Times'.B2</svg:desc>
                </draw:g>
              </table:table-cell>
              <table:table-cell office:value-type="string">
                <text:p>CollabsNoVC</text:p>
                <draw:g>
                  <svg:desc>'Load Times'.C2:'Load Times'.C2</svg:desc>
                </draw:g>
              </table:table-cell>
              <table:table-cell office:value-type="string">
                <text:p>Yjs</text:p>
                <draw:g>
                  <svg:desc>'Load Times'.D2:'Load Times'.D2</svg:desc>
                </draw:g>
              </table:table-cell>
              <table:table-cell office:value-type="string">
                <text:p>Automerge</text:p>
                <draw:g>
                  <svg:desc>'Load Times'.E2:'Load Times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Load Times'.A3:'Load Times'.A11</svg:desc>
                </draw:g>
              </table:table-cell>
              <table:table-cell office:value-type="float" office:value="22.4903556">
                <text:p>22.4903556</text:p>
                <draw:g>
                  <svg:desc>'Load Times'.B3:'Load Times'.B11</svg:desc>
                </draw:g>
              </table:table-cell>
              <table:table-cell office:value-type="float" office:value="21.4117705">
                <text:p>21.4117705</text:p>
                <draw:g>
                  <svg:desc>'Load Times'.C3:'Load Times'.C11</svg:desc>
                </draw:g>
              </table:table-cell>
              <table:table-cell office:value-type="float" office:value="8.4011342">
                <text:p>8.4011342</text:p>
                <draw:g>
                  <svg:desc>'Load Times'.D3:'Load Times'.D11</svg:desc>
                </draw:g>
              </table:table-cell>
              <table:table-cell office:value-type="float" office:value="458.8201531">
                <text:p>458.8201531</text:p>
                <draw:g>
                  <svg:desc>'Load Times'.E3:'Load Times'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54.1343186">
                <text:p>54.1343186</text:p>
              </table:table-cell>
              <table:table-cell office:value-type="float" office:value="59.1835669">
                <text:p>59.1835669</text:p>
              </table:table-cell>
              <table:table-cell office:value-type="float" office:value="17.9869686">
                <text:p>17.9869686</text:p>
              </table:table-cell>
              <table:table-cell office:value-type="float" office:value="1286.4558261">
                <text:p>1286.45582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93.4671687">
                <text:p>93.4671687</text:p>
              </table:table-cell>
              <table:table-cell office:value-type="float" office:value="90.7255969">
                <text:p>90.7255969</text:p>
              </table:table-cell>
              <table:table-cell office:value-type="float" office:value="26.6091501">
                <text:p>26.6091501</text:p>
              </table:table-cell>
              <table:table-cell office:value-type="float" office:value="5125.2512663">
                <text:p>5125.2512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150.6121189">
                <text:p>150.6121189</text:p>
              </table:table-cell>
              <table:table-cell office:value-type="float" office:value="159.2160537">
                <text:p>159.2160537</text:p>
              </table:table-cell>
              <table:table-cell office:value-type="float" office:value="44.8905233">
                <text:p>44.8905233</text:p>
              </table:table-cell>
              <table:table-cell office:value-type="float" office:value="1499.5905615">
                <text:p>1499.59056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96.4084198">
                <text:p>196.4084198</text:p>
              </table:table-cell>
              <table:table-cell office:value-type="float" office:value="186.8743163">
                <text:p>186.8743163</text:p>
              </table:table-cell>
              <table:table-cell office:value-type="float" office:value="80.3197743">
                <text:p>80.3197743</text:p>
              </table:table-cell>
              <table:table-cell office:value-type="float" office:value="1070.1653614">
                <text:p>1070.1653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216.6634291">
                <text:p>216.6634291</text:p>
              </table:table-cell>
              <table:table-cell office:value-type="float" office:value="237.5126681">
                <text:p>237.5126681</text:p>
              </table:table-cell>
              <table:table-cell office:value-type="float" office:value="98.1608827">
                <text:p>98.1608827</text:p>
              </table:table-cell>
              <table:table-cell office:value-type="float" office:value="1638.7073551">
                <text:p>1638.70735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327.4819841">
                <text:p>327.4819841</text:p>
              </table:table-cell>
              <table:table-cell office:value-type="float" office:value="279.7398804">
                <text:p>279.7398804</text:p>
              </table:table-cell>
              <table:table-cell office:value-type="float" office:value="99.196517">
                <text:p>99.196517</text:p>
              </table:table-cell>
              <table:table-cell office:value-type="float" office:value="3011.7834375">
                <text:p>3011.783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371.4218925">
                <text:p>371.4218925</text:p>
              </table:table-cell>
              <table:table-cell office:value-type="float" office:value="379.9255371">
                <text:p>379.9255371</text:p>
              </table:table-cell>
              <table:table-cell office:value-type="float" office:value="113.0165087">
                <text:p>113.0165087</text:p>
              </table:table-cell>
              <table:table-cell office:value-type="float" office:value="9263.8598687">
                <text:p>9263.85986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">
                <text:p>144</text:p>
              </table:table-cell>
              <table:table-cell office:value-type="float" office:value="439.7571728">
                <text:p>439.7571728</text:p>
              </table:table-cell>
              <table:table-cell office:value-type="float" office:value="459.1754036">
                <text:p>459.1754036</text:p>
              </table:table-cell>
              <table:table-cell office:value-type="float" office:value="152.9658092">
                <text:p>152.9658092</text:p>
              </table:table-cell>
              <table:table-cell office:value-type="float" office:value="1537.6722818">
                <text:p>1537.67228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6" chart:maximum="144" chart:origin="0" chart:interval-major="16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389cm" svg:height="6.19cm" xlink:href=".." xlink:type="simple" chart:class="chart:scatter" chart:style-name="ch1">
        <chart:legend chart:legend-position="end" svg:x="10.008cm" svg:y="2.049cm" style:legend-expansion="high" chart:style-name="ch2"/>
        <chart:plot-area chart:style-name="ch3" table:cell-range-address="Memory.A3:Memory.E11 Memory.B2:Memory.E2" chart:data-source-has-labels="row" svg:x="1.278cm" svg:y="0.123cm" svg:width="8.463cm" svg:height="4.963cm">
          <chart:coordinate-region svg:x="1.899cm" svg:y="0.123cm" svg:width="7.562cm" svg:height="4.316cm"/>
          <chart:axis chart:dimension="x" chart:name="primary-x" chart:style-name="ch4">
            <chart:title svg:x="4.896cm" svg:y="5.209cm" chart:style-name="ch5">
              <text:p># Users</text:p>
            </chart:title>
          </chart:axis>
          <chart:axis chart:dimension="y" chart:name="primary-y" chart:style-name="ch6">
            <chart:title svg:x="0.451cm" svg:y="4.064cm" chart:style-name="ch7">
              <text:p>Memory used (MiB)</text:p>
            </chart:title>
            <chart:grid chart:style-name="ch8" chart:class="major"/>
          </chart:axis>
          <chart:series chart:style-name="ch9" chart:values-cell-range-address="Memory.B3:Memory.B11" chart:label-cell-address="Memory.B2:Memory.B2" chart:class="chart:scatter">
            <chart:domain table:cell-range-address="Memory.A3:Memory.A11"/>
            <chart:data-point chart:repeated="9"/>
          </chart:series>
          <chart:series chart:style-name="ch10" chart:values-cell-range-address="Memory.C3:Memory.C11" chart:label-cell-address="Memory.C2:Memory.C2" chart:class="chart:scatter">
            <chart:data-point chart:repeated="9"/>
          </chart:series>
          <chart:series chart:style-name="ch11" chart:values-cell-range-address="Memory.D3:Memory.D11" chart:label-cell-address="Memory.D2:Memory.D2" chart:class="chart:scatter">
            <chart:data-point chart:repeated="9"/>
          </chart:series>
          <chart:series chart:style-name="ch12" chart:values-cell-range-address="Memory.E3:Memory.E11" chart:label-cell-address="Memory.E2:Memory.E2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labs</text:p>
                <draw:g>
                  <svg:desc>Memory.B2:Memory.B2</svg:desc>
                </draw:g>
              </table:table-cell>
              <table:table-cell office:value-type="string">
                <text:p>CollabsNoVC</text:p>
                <draw:g>
                  <svg:desc>Memory.C2:Memory.C2</svg:desc>
                </draw:g>
              </table:table-cell>
              <table:table-cell office:value-type="string">
                <text:p>Yjs</text:p>
                <draw:g>
                  <svg:desc>Memory.D2:Memory.D2</svg:desc>
                </draw:g>
              </table:table-cell>
              <table:table-cell office:value-type="string">
                <text:p>Automerge</text:p>
                <draw:g>
                  <svg:desc>Memory.E2:Memory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Memory.A3:Memory.A11</svg:desc>
                </draw:g>
              </table:table-cell>
              <table:table-cell office:value-type="float" office:value="1.40302886962891">
                <text:p>1.40302886962891</text:p>
                <draw:g>
                  <svg:desc>Memory.B3:Memory.B11</svg:desc>
                </draw:g>
              </table:table-cell>
              <table:table-cell office:value-type="float" office:value="1.40794525146484">
                <text:p>1.40794525146484</text:p>
                <draw:g>
                  <svg:desc>Memory.C3:Memory.C11</svg:desc>
                </draw:g>
              </table:table-cell>
              <table:table-cell office:value-type="float" office:value="1.07685852050781">
                <text:p>1.07685852050781</text:p>
                <draw:g>
                  <svg:desc>Memory.D3:Memory.D11</svg:desc>
                </draw:g>
              </table:table-cell>
              <table:table-cell office:value-type="float" office:value="61.819140625">
                <text:p>61.819140625</text:p>
                <draw:g>
                  <svg:desc>Memory.E3:Memory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2.88089828491211">
                <text:p>2.88089828491211</text:p>
              </table:table-cell>
              <table:table-cell office:value-type="float" office:value="2.87285919189453">
                <text:p>2.87285919189453</text:p>
              </table:table-cell>
              <table:table-cell office:value-type="float" office:value="2.29413757324219">
                <text:p>2.29413757324219</text:p>
              </table:table-cell>
              <table:table-cell office:value-type="float" office:value="167.678515625">
                <text:p>167.678515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4.13341827392578">
                <text:p>4.13341827392578</text:p>
              </table:table-cell>
              <table:table-cell office:value-type="float" office:value="4.14387283325195">
                <text:p>4.14387283325195</text:p>
              </table:table-cell>
              <table:table-cell office:value-type="float" office:value="3.38681869506836">
                <text:p>3.38681869506836</text:p>
              </table:table-cell>
              <table:table-cell office:value-type="float" office:value="211.2703125">
                <text:p>211.2703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5.92293472290039">
                <text:p>5.92293472290039</text:p>
              </table:table-cell>
              <table:table-cell office:value-type="float" office:value="5.96346054077148">
                <text:p>5.96346054077148</text:p>
              </table:table-cell>
              <table:table-cell office:value-type="float" office:value="4.51698608398438">
                <text:p>4.51698608398438</text:p>
              </table:table-cell>
              <table:table-cell office:value-type="float" office:value="187.173828125">
                <text:p>187.173828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7.28949508666992">
                <text:p>7.28949508666992</text:p>
              </table:table-cell>
              <table:table-cell office:value-type="float" office:value="7.19692153930664">
                <text:p>7.19692153930664</text:p>
              </table:table-cell>
              <table:table-cell office:value-type="float" office:value="5.67057495117188">
                <text:p>5.67057495117188</text:p>
              </table:table-cell>
              <table:table-cell office:value-type="float" office:value="133.452734375">
                <text:p>133.45273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8.38826065063477">
                <text:p>8.38826065063477</text:p>
              </table:table-cell>
              <table:table-cell office:value-type="float" office:value="8.25697174072266">
                <text:p>8.25697174072266</text:p>
              </table:table-cell>
              <table:table-cell office:value-type="float" office:value="6.65896835327149">
                <text:p>6.65896835327149</text:p>
              </table:table-cell>
              <table:table-cell office:value-type="float" office:value="197.737890625">
                <text:p>197.73789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10.4871566772461">
                <text:p>10.4871566772461</text:p>
              </table:table-cell>
              <table:table-cell office:value-type="float" office:value="10.4000717163086">
                <text:p>10.4000717163086</text:p>
              </table:table-cell>
              <table:table-cell office:value-type="float" office:value="7.86329727172852">
                <text:p>7.86329727172852</text:p>
              </table:table-cell>
              <table:table-cell office:value-type="float" office:value="266.3390625">
                <text:p>266.339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1.7777122497559">
                <text:p>11.7777122497559</text:p>
              </table:table-cell>
              <table:table-cell office:value-type="float" office:value="11.8308891296387">
                <text:p>11.8308891296387</text:p>
              </table:table-cell>
              <table:table-cell office:value-type="float" office:value="8.97283630371094">
                <text:p>8.97283630371094</text:p>
              </table:table-cell>
              <table:table-cell office:value-type="float" office:value="257.594140625">
                <text:p>257.59414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">
                <text:p>144</text:p>
              </table:table-cell>
              <table:table-cell office:value-type="float" office:value="13.294800567627">
                <text:p>13.294800567627</text:p>
              </table:table-cell>
              <table:table-cell office:value-type="float" office:value="13.2588523864746">
                <text:p>13.2588523864746</text:p>
              </table:table-cell>
              <table:table-cell office:value-type="float" office:value="10.1025672912598">
                <text:p>10.1025672912598</text:p>
              </table:table-cell>
              <table:table-cell office:value-type="float" office:value="184.2078125">
                <text:p>184.2078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6" chart:maximum="144" chart:origin="0" chart:interval-major="16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389cm" svg:height="6.19cm" xlink:href=".." xlink:type="simple" chart:class="chart:scatter" chart:style-name="ch1">
        <chart:legend chart:legend-position="end" svg:x="10.008cm" svg:y="2.049cm" style:legend-expansion="high" chart:style-name="ch2"/>
        <chart:plot-area chart:style-name="ch3" table:cell-range-address="'Saved State Size'.A3:'Saved State Size'.E11 'Saved State Size'.B2:'Saved State Size'.E2" chart:data-source-has-labels="row" svg:x="1.278cm" svg:y="0.123cm" svg:width="8.463cm" svg:height="4.963cm">
          <chart:coordinate-region svg:x="2.269cm" svg:y="0.322cm" svg:width="7.191cm" svg:height="4.117cm"/>
          <chart:axis chart:dimension="x" chart:name="primary-x" chart:style-name="ch4">
            <chart:title svg:x="4.896cm" svg:y="5.209cm" chart:style-name="ch5">
              <text:p># Users</text:p>
            </chart:title>
          </chart:axis>
          <chart:axis chart:dimension="y" chart:name="primary-y" chart:style-name="ch6">
            <chart:title svg:x="0.451cm" svg:y="4.236cm" chart:style-name="ch7">
              <text:p>Saved state size (KiB)</text:p>
            </chart:title>
            <chart:grid chart:style-name="ch8" chart:class="major"/>
          </chart:axis>
          <chart:series chart:style-name="ch9" chart:values-cell-range-address="'Saved State Size'.B3:'Saved State Size'.B11" chart:label-cell-address="'Saved State Size'.B2:'Saved State Size'.B2" chart:class="chart:scatter">
            <chart:domain table:cell-range-address="'Saved State Size'.A3:'Saved State Size'.A11"/>
            <chart:data-point chart:repeated="9"/>
          </chart:series>
          <chart:series chart:style-name="ch10" chart:values-cell-range-address="'Saved State Size'.C3:'Saved State Size'.C11" chart:label-cell-address="'Saved State Size'.C2:'Saved State Size'.C2" chart:class="chart:scatter">
            <chart:data-point chart:repeated="9"/>
          </chart:series>
          <chart:series chart:style-name="ch11" chart:values-cell-range-address="'Saved State Size'.D3:'Saved State Size'.D11" chart:label-cell-address="'Saved State Size'.D2:'Saved State Size'.D2" chart:class="chart:scatter">
            <chart:data-point chart:repeated="9"/>
          </chart:series>
          <chart:series chart:style-name="ch12" chart:values-cell-range-address="'Saved State Size'.E3:'Saved State Size'.E11" chart:label-cell-address="'Saved State Size'.E2:'Saved State Size'.E2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labs</text:p>
                <draw:g>
                  <svg:desc>'Saved State Size'.B2:'Saved State Size'.B2</svg:desc>
                </draw:g>
              </table:table-cell>
              <table:table-cell office:value-type="string">
                <text:p>CollabsNoVC</text:p>
                <draw:g>
                  <svg:desc>'Saved State Size'.C2:'Saved State Size'.C2</svg:desc>
                </draw:g>
              </table:table-cell>
              <table:table-cell office:value-type="string">
                <text:p>Yjs</text:p>
                <draw:g>
                  <svg:desc>'Saved State Size'.D2:'Saved State Size'.D2</svg:desc>
                </draw:g>
              </table:table-cell>
              <table:table-cell office:value-type="string">
                <text:p>Automerge</text:p>
                <draw:g>
                  <svg:desc>'Saved State Size'.E2:'Saved State Size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Saved State Size'.A3:'Saved State Size'.A11</svg:desc>
                </draw:g>
              </table:table-cell>
              <table:table-cell office:value-type="float" office:value="73.8447265625">
                <text:p>73.8447265625</text:p>
                <draw:g>
                  <svg:desc>'Saved State Size'.B3:'Saved State Size'.B11</svg:desc>
                </draw:g>
              </table:table-cell>
              <table:table-cell office:value-type="float" office:value="74.57421875">
                <text:p>74.57421875</text:p>
                <draw:g>
                  <svg:desc>'Saved State Size'.C3:'Saved State Size'.C11</svg:desc>
                </draw:g>
              </table:table-cell>
              <table:table-cell office:value-type="float" office:value="90.068359375">
                <text:p>90.068359375</text:p>
                <draw:g>
                  <svg:desc>'Saved State Size'.D3:'Saved State Size'.D11</svg:desc>
                </draw:g>
              </table:table-cell>
              <table:table-cell office:value-type="float" office:value="264.9716796875">
                <text:p>264.9716796875</text:p>
                <draw:g>
                  <svg:desc>'Saved State Size'.E3:'Saved State Size'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144.4189453125">
                <text:p>144.4189453125</text:p>
              </table:table-cell>
              <table:table-cell office:value-type="float" office:value="144.2646484375">
                <text:p>144.2646484375</text:p>
              </table:table-cell>
              <table:table-cell office:value-type="float" office:value="190.193359375">
                <text:p>190.193359375</text:p>
              </table:table-cell>
              <table:table-cell office:value-type="float" office:value="867.1982421875">
                <text:p>867.198242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221.224609375">
                <text:p>221.224609375</text:p>
              </table:table-cell>
              <table:table-cell office:value-type="float" office:value="217.7763671875">
                <text:p>217.7763671875</text:p>
              </table:table-cell>
              <table:table-cell office:value-type="float" office:value="284.0224609375">
                <text:p>284.0224609375</text:p>
              </table:table-cell>
              <table:table-cell office:value-type="float" office:value="1233.302734375">
                <text:p>1233.30273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315.1845703125">
                <text:p>315.1845703125</text:p>
              </table:table-cell>
              <table:table-cell office:value-type="float" office:value="318.17578125">
                <text:p>318.17578125</text:p>
              </table:table-cell>
              <table:table-cell office:value-type="float" office:value="380.1025390625">
                <text:p>380.1025390625</text:p>
              </table:table-cell>
              <table:table-cell office:value-type="float" office:value="1138.76171875">
                <text:p>1138.76171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385.42578125">
                <text:p>385.42578125</text:p>
              </table:table-cell>
              <table:table-cell office:value-type="float" office:value="386.025390625">
                <text:p>386.025390625</text:p>
              </table:table-cell>
              <table:table-cell office:value-type="float" office:value="479.798828125">
                <text:p>479.798828125</text:p>
              </table:table-cell>
              <table:table-cell office:value-type="float" office:value="738.0830078125">
                <text:p>738.083007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443.6552734375">
                <text:p>443.6552734375</text:p>
              </table:table-cell>
              <table:table-cell office:value-type="float" office:value="442.701171875">
                <text:p>442.701171875</text:p>
              </table:table-cell>
              <table:table-cell office:value-type="float" office:value="564.849609375">
                <text:p>564.849609375</text:p>
              </table:table-cell>
              <table:table-cell office:value-type="float" office:value="1122.265625">
                <text:p>1122.26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557.0390625">
                <text:p>557.0390625</text:p>
              </table:table-cell>
              <table:table-cell office:value-type="float" office:value="546.873046875">
                <text:p>546.873046875</text:p>
              </table:table-cell>
              <table:table-cell office:value-type="float" office:value="668.212890625">
                <text:p>668.212890625</text:p>
              </table:table-cell>
              <table:table-cell office:value-type="float" office:value="1607.1162109375">
                <text:p>1607.116210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634.38671875">
                <text:p>634.38671875</text:p>
              </table:table-cell>
              <table:table-cell office:value-type="float" office:value="629.138671875">
                <text:p>629.138671875</text:p>
              </table:table-cell>
              <table:table-cell office:value-type="float" office:value="779.482421875">
                <text:p>779.482421875</text:p>
              </table:table-cell>
              <table:table-cell office:value-type="float" office:value="1692.5048828125">
                <text:p>1692.504882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">
                <text:p>144</text:p>
              </table:table-cell>
              <table:table-cell office:value-type="float" office:value="702.654296875">
                <text:p>702.654296875</text:p>
              </table:table-cell>
              <table:table-cell office:value-type="float" office:value="705.6708984375">
                <text:p>705.6708984375</text:p>
              </table:table-cell>
              <table:table-cell office:value-type="float" office:value="861.244140625">
                <text:p>861.244140625</text:p>
              </table:table-cell>
              <table:table-cell office:value-type="float" office:value="1119.4052734375">
                <text:p>1119.40527343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6" chart:maximum="144" chart:origin="0" chart:interval-major="16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389cm" svg:height="6.19cm" xlink:href=".." xlink:type="simple" chart:class="chart:scatter" chart:style-name="ch1">
        <chart:legend chart:legend-position="end" svg:x="10.008cm" svg:y="2.049cm" style:legend-expansion="high" chart:style-name="ch2"/>
        <chart:plot-area chart:style-name="ch3" table:cell-range-address="'Saved Size Ratio'.A3:'Saved Size Ratio'.E11 'Saved Size Ratio'.B2:'Saved Size Ratio'.E2" chart:data-source-has-labels="row" svg:x="1.278cm" svg:y="0.123cm" svg:width="8.463cm" svg:height="4.963cm">
          <chart:coordinate-region svg:x="1.899cm" svg:y="0.322cm" svg:width="7.562cm" svg:height="4.117cm"/>
          <chart:axis chart:dimension="x" chart:name="primary-x" chart:style-name="ch4">
            <chart:title svg:x="4.896cm" svg:y="5.209cm" chart:style-name="ch5">
              <text:p># Users</text:p>
            </chart:title>
          </chart:axis>
          <chart:axis chart:dimension="y" chart:name="primary-y" chart:style-name="ch6">
            <chart:title svg:x="0.451cm" svg:y="4.315cm" chart:style-name="ch7">
              <text:p>Saved State Size Ratio</text:p>
            </chart:title>
            <chart:grid chart:style-name="ch8" chart:class="major"/>
          </chart:axis>
          <chart:series chart:style-name="ch9" chart:values-cell-range-address="'Saved Size Ratio'.B3:'Saved Size Ratio'.B11" chart:label-cell-address="'Saved Size Ratio'.B2:'Saved Size Ratio'.B2" chart:class="chart:scatter">
            <chart:domain table:cell-range-address="'Saved Size Ratio'.A3:'Saved Size Ratio'.A11"/>
            <chart:data-point chart:repeated="9"/>
          </chart:series>
          <chart:series chart:style-name="ch10" chart:values-cell-range-address="'Saved Size Ratio'.C3:'Saved Size Ratio'.C11" chart:label-cell-address="'Saved Size Ratio'.C2:'Saved Size Ratio'.C2" chart:class="chart:scatter">
            <chart:data-point chart:repeated="9"/>
          </chart:series>
          <chart:series chart:style-name="ch11" chart:values-cell-range-address="'Saved Size Ratio'.D3:'Saved Size Ratio'.D11" chart:label-cell-address="'Saved Size Ratio'.D2:'Saved Size Ratio'.D2" chart:class="chart:scatter">
            <chart:data-point chart:repeated="9"/>
          </chart:series>
          <chart:series chart:style-name="ch12" chart:values-cell-range-address="'Saved Size Ratio'.E3:'Saved Size Ratio'.E11" chart:label-cell-address="'Saved Size Ratio'.E2:'Saved Size Ratio'.E2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labs</text:p>
                <draw:g>
                  <svg:desc>'Saved Size Ratio'.B2:'Saved Size Ratio'.B2</svg:desc>
                </draw:g>
              </table:table-cell>
              <table:table-cell office:value-type="string">
                <text:p>CollabsNoVC</text:p>
                <draw:g>
                  <svg:desc>'Saved Size Ratio'.C2:'Saved Size Ratio'.C2</svg:desc>
                </draw:g>
              </table:table-cell>
              <table:table-cell office:value-type="string">
                <text:p>Yjs</text:p>
                <draw:g>
                  <svg:desc>'Saved Size Ratio'.D2:'Saved Size Ratio'.D2</svg:desc>
                </draw:g>
              </table:table-cell>
              <table:table-cell office:value-type="string">
                <text:p>Automerge</text:p>
                <draw:g>
                  <svg:desc>'Saved Size Ratio'.E2:'Saved Size Ratio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Saved Size Ratio'.A3:'Saved Size Ratio'.A11</svg:desc>
                </draw:g>
              </table:table-cell>
              <table:table-cell office:value-type="float" office:value="2.17003386328416">
                <text:p>2.17003386328416</text:p>
                <draw:g>
                  <svg:desc>'Saved Size Ratio'.B3:'Saved Size Ratio'.B11</svg:desc>
                </draw:g>
              </table:table-cell>
              <table:table-cell office:value-type="float" office:value="2.1757365092028">
                <text:p>2.1757365092028</text:p>
                <draw:g>
                  <svg:desc>'Saved Size Ratio'.C3:'Saved Size Ratio'.C11</svg:desc>
                </draw:g>
              </table:table-cell>
              <table:table-cell office:value-type="float" office:value="2.72097002596177">
                <text:p>2.72097002596177</text:p>
                <draw:g>
                  <svg:desc>'Saved Size Ratio'.D3:'Saved Size Ratio'.D11</svg:desc>
                </draw:g>
              </table:table-cell>
              <table:table-cell office:value-type="float" office:value="5.87334675411823">
                <text:p>5.87334675411823</text:p>
                <draw:g>
                  <svg:desc>'Saved Size Ratio'.E3:'Saved Size Ratio'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2.46347720344489">
                <text:p>2.46347720344489</text:p>
              </table:table-cell>
              <table:table-cell office:value-type="float" office:value="2.46211666666667">
                <text:p>2.46211666666667</text:p>
              </table:table-cell>
              <table:table-cell office:value-type="float" office:value="3.06078893603646">
                <text:p>3.06078893603646</text:p>
              </table:table-cell>
              <table:table-cell office:value-type="float" office:value="11.5073539892962">
                <text:p>11.5073539892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2.22780154398387">
                <text:p>2.22780154398387</text:p>
              </table:table-cell>
              <table:table-cell office:value-type="float" office:value="2.21820695691962">
                <text:p>2.21820695691962</text:p>
              </table:table-cell>
              <table:table-cell office:value-type="float" office:value="2.80575546508711">
                <text:p>2.80575546508711</text:p>
              </table:table-cell>
              <table:table-cell office:value-type="float" office:value="11.4586350191446">
                <text:p>11.4586350191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2.31409396935564">
                <text:p>2.31409396935564</text:p>
              </table:table-cell>
              <table:table-cell office:value-type="float" office:value="2.31239620150747">
                <text:p>2.31239620150747</text:p>
              </table:table-cell>
              <table:table-cell office:value-type="float" office:value="2.8620958431684">
                <text:p>2.8620958431684</text:p>
              </table:table-cell>
              <table:table-cell office:value-type="float" office:value="7.35779006082633">
                <text:p>7.35779006082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.27599649381805">
                <text:p>2.27599649381805</text:p>
              </table:table-cell>
              <table:table-cell office:value-type="float" office:value="2.24318741558751">
                <text:p>2.24318741558751</text:p>
              </table:table-cell>
              <table:table-cell office:value-type="float" office:value="2.89415118902457">
                <text:p>2.89415118902457</text:p>
              </table:table-cell>
              <table:table-cell office:value-type="float" office:value="7.38927289969985">
                <text:p>7.38927289969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2.22332444270438">
                <text:p>2.22332444270438</text:p>
              </table:table-cell>
              <table:table-cell office:value-type="float" office:value="2.21582121943828">
                <text:p>2.21582121943828</text:p>
              </table:table-cell>
              <table:table-cell office:value-type="float" office:value="2.85869758614554">
                <text:p>2.85869758614554</text:p>
              </table:table-cell>
              <table:table-cell office:value-type="float" office:value="8.08891328983396">
                <text:p>8.088913289833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2.25376643183677">
                <text:p>2.25376643183677</text:p>
              </table:table-cell>
              <table:table-cell office:value-type="float" office:value="2.24650686992278">
                <text:p>2.24650686992278</text:p>
              </table:table-cell>
              <table:table-cell office:value-type="float" office:value="2.89278210174307">
                <text:p>2.89278210174307</text:p>
              </table:table-cell>
              <table:table-cell office:value-type="float" office:value="8.3530202977408">
                <text:p>8.35302029774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2.27426514865073">
                <text:p>2.27426514865073</text:p>
              </table:table-cell>
              <table:table-cell office:value-type="float" office:value="2.31899614483332">
                <text:p>2.31899614483332</text:p>
              </table:table-cell>
              <table:table-cell office:value-type="float" office:value="2.87042298093313">
                <text:p>2.87042298093313</text:p>
              </table:table-cell>
              <table:table-cell office:value-type="float" office:value="10.7253807452148">
                <text:p>10.72538074521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">
                <text:p>144</text:p>
              </table:table-cell>
              <table:table-cell office:value-type="float" office:value="2.24243217552553">
                <text:p>2.24243217552553</text:p>
              </table:table-cell>
              <table:table-cell office:value-type="float" office:value="2.26365746614414">
                <text:p>2.26365746614414</text:p>
              </table:table-cell>
              <table:table-cell office:value-type="float" office:value="2.83900438446829">
                <text:p>2.83900438446829</text:p>
              </table:table-cell>
              <table:table-cell office:value-type="float" office:value="10.8490857121224">
                <text:p>10.84908571212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